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Roboto" svg:font-family="Roboto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757cm"/>
    </style:style>
    <style:style style:name="Table1.23" style:family="table-row">
      <style:table-row-properties style:min-row-height="1.229cm"/>
    </style:style>
    <style:style style:name="Table2" style:family="table">
      <style:table-properties style:width="17.903cm" fo:margin-left="0.575cm" table:align="left"/>
    </style:style>
    <style:style style:name="Table2.A" style:family="table-column">
      <style:table-column-properties style:column-width="9.208cm"/>
    </style:style>
    <style:style style:name="Table2.B" style:family="table-column">
      <style:table-column-properties style:column-width="8.6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07cm" fo:margin-left="0cm" table:align="left"/>
    </style:style>
    <style:style style:name="Table3.A" style:family="table-column">
      <style:table-column-properties style:column-width="7.698cm"/>
    </style:style>
    <style:style style:name="Table3.B" style:family="table-column">
      <style:table-column-properties style:column-width="9.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804cm" style:rel-column-width="33937*"/>
    </style:style>
    <style:style style:name="Table4.B" style:family="table-column">
      <style:table-column-properties style:column-width="8.197cm" style:rel-column-width="315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loext:opacity="100%" fo:font-size="14pt" fo:font-weight="normal" officeooo:rsid="00096943" officeooo:paragraph-rsid="001bfe71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0e7102" officeooo:paragraph-rsid="001bfe71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0d2ad8" officeooo:paragraph-rsid="001bfe71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0fe560" officeooo:paragraph-rsid="001bfe71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bold" officeooo:rsid="000d2ad8" officeooo:paragraph-rsid="001bfe71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fo:font-size="14pt" fo:font-weight="bold" officeooo:rsid="000fe560" officeooo:paragraph-rsid="001bfe71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fo:font-size="14pt" fo:font-style="normal" fo:font-weight="normal" officeooo:rsid="000d2ad8" officeooo:paragraph-rsid="001bfe71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color="#000000" loext:opacity="100%" fo:font-size="14pt" style:text-underline-style="solid" style:text-underline-width="auto" style:text-underline-color="font-color" fo:font-weight="bold" officeooo:rsid="001bfe71" officeooo:paragraph-rsid="001bfe71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4pt" style:text-underline-style="none" fo:font-weight="bold" officeooo:rsid="001bfe71" officeooo:paragraph-rsid="001bfe71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weight="bold" officeooo:paragraph-rsid="001bfe71" fo:background-color="#ffff00" style:font-weight-asian="bold" style:font-weight-complex="bold"/>
    </style:style>
    <style:style style:name="P11" style:family="paragraph" style:parent-style-name="Standard">
      <style:text-properties fo:color="#000000" loext:opacity="100%" fo:font-size="12pt" fo:font-weight="normal" officeooo:rsid="000fe560" officeooo:paragraph-rsid="001bfe71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fo:font-weight="normal" officeooo:rsid="0018e65e" officeooo:paragraph-rsid="001bfe7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2pt" fo:font-weight="normal" officeooo:rsid="001958e9" officeooo:paragraph-rsid="001bfe7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1b13c6" officeooo:paragraph-rsid="001bfe7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b63bd" officeooo:paragraph-rsid="001bfe7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5be2" officeooo:paragraph-rsid="001bfe7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fo:font-size="12pt" fo:font-style="normal" fo:font-weight="normal" officeooo:rsid="001b13c6" officeooo:paragraph-rsid="001bfe7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fo:font-size="12pt" fo:font-style="normal" fo:font-weight="normal" officeooo:rsid="00229ea3" officeooo:paragraph-rsid="001bfe7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fo:font-size="12pt" fo:font-style="normal" fo:font-weight="normal" officeooo:rsid="00262de9" officeooo:paragraph-rsid="001bfe7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fo:font-size="12pt" fo:font-style="normal" fo:font-weight="normal" officeooo:rsid="00262e94" officeooo:paragraph-rsid="001bfe7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fo:font-size="12pt" fo:font-style="normal" fo:font-weight="normal" officeooo:rsid="0028214c" officeooo:paragraph-rsid="001bfe7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fo:font-size="12pt" fo:font-style="normal" fo:font-weight="normal" officeooo:rsid="0028b786" officeooo:paragraph-rsid="001bfe7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style:line-height-at-least="0.335cm"/>
      <style:text-properties fo:color="#000000" loext:opacity="100%" fo:font-size="12pt" style:text-underline-style="solid" style:text-underline-width="auto" style:text-underline-color="font-color" fo:font-weight="normal" officeooo:rsid="001b63bd" officeooo:paragraph-rsid="001bfe7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b63bd" officeooo:paragraph-rsid="001bfe7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ce832" officeooo:paragraph-rsid="001bfe71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bfe71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fo:font-size="12pt" fo:font-style="normal" fo:font-weight="normal" officeooo:rsid="0028214c" officeooo:paragraph-rsid="001bfe7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text-underline-style="solid" style:text-underline-width="auto" style:text-underline-color="font-color" fo:font-weight="bold" officeooo:rsid="001bfe71" officeooo:paragraph-rsid="001bfe71" fo:background-color="transparent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normal" officeooo:rsid="001fe41f" officeooo:paragraph-rsid="001bfe71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1bfe71" officeooo:paragraph-rsid="001bfe71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3pt" fo:font-weight="normal" officeooo:rsid="001fe41f" officeooo:paragraph-rsid="001bfe7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0pt" fo:font-weight="normal" officeooo:paragraph-rsid="001bfe71" fo:background-color="#ffffff" style:font-size-asian="10pt" style:font-size-complex="10pt"/>
    </style:style>
    <style:style style:name="P33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officeooo:paragraph-rsid="001bfe71" fo:background-color="#ffffff" style:font-size-asian="10pt" style:font-size-complex="10pt"/>
    </style:style>
    <style:style style:name="P34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officeooo:rsid="00300e92" officeooo:paragraph-rsid="001bfe71" fo:background-color="#ffffff" style:font-size-asian="10pt" style:font-size-complex="10pt"/>
    </style:style>
    <style:style style:name="P35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officeooo:paragraph-rsid="001bfe71" fo:background-color="#ffffff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style:line-height-at-least="0.335cm" fo:text-align="start" style:justify-single-word="false"/>
      <style:text-properties fo:color="#000000" loext:opacity="100%" style:font-name="Times New Roman" fo:font-size="10pt" fo:font-weight="normal" officeooo:rsid="002d0a6a" officeooo:paragraph-rsid="001bfe71" fo:background-color="#ffffff" style:font-size-asian="10pt" style:font-weight-asian="bold" style:font-size-complex="10pt" style:font-weight-complex="bold"/>
    </style:style>
    <style:style style:name="P37" style:family="paragraph" style:parent-style-name="Standard">
      <style:paragraph-properties style:line-height-at-least="0.335cm"/>
      <style:text-properties fo:color="#000000" loext:opacity="100%" style:font-name="Times New Roman" fo:font-size="10pt" fo:font-weight="normal" officeooo:paragraph-rsid="001bfe71" fo:background-color="#ffffff"/>
    </style:style>
    <style:style style:name="P38" style:family="paragraph" style:parent-style-name="Standard">
      <style:paragraph-properties style:line-height-at-least="0.335cm"/>
      <style:text-properties fo:color="#000000" loext:opacity="100%" style:font-name="Times New Roman" fo:font-size="10pt" officeooo:paragraph-rsid="001bfe71" fo:background-color="#ffffff" style:font-size-asian="10pt" style:font-size-complex="10pt"/>
    </style:style>
    <style:style style:name="P39" style:family="paragraph" style:parent-style-name="Standard">
      <style:paragraph-properties style:line-height-at-least="0.335cm"/>
      <style:text-properties fo:color="#000000" loext:opacity="100%" style:font-name="Times New Roman" fo:font-size="10pt" officeooo:paragraph-rsid="001bfe71" fo:background-color="#ffffff"/>
    </style:style>
    <style:style style:name="P40" style:family="paragraph" style:parent-style-name="Standard">
      <style:paragraph-properties style:line-height-at-least="0.335cm"/>
      <style:text-properties fo:color="#000000" loext:opacity="100%" officeooo:paragraph-rsid="001bfe71" fo:background-color="#ffffff"/>
    </style:style>
    <style:style style:name="P41" style:family="paragraph" style:parent-style-name="Standard">
      <style:paragraph-properties style:line-height-at-least="0.335cm"/>
      <style:text-properties fo:color="#000000" loext:opacity="100%" style:font-name="Consolas" fo:font-size="7pt" fo:font-weight="normal" officeooo:paragraph-rsid="001bfe71" fo:background-color="#ffffff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Consolas" fo:font-size="7pt" fo:font-weight="normal" officeooo:paragraph-rsid="001bfe71" fo:background-color="#ffffff"/>
    </style:style>
    <style:style style:name="P43" style:family="paragraph" style:parent-style-name="Standard">
      <style:text-properties officeooo:rsid="0004ca40" officeooo:paragraph-rsid="001bfe71"/>
    </style:style>
    <style:style style:name="P44" style:family="paragraph" style:parent-style-name="Standard">
      <style:text-properties fo:color="#ff0000" loext:opacity="100%" fo:font-size="14pt" fo:font-weight="bold" officeooo:rsid="00096943" officeooo:paragraph-rsid="001bfe71" style:font-size-asian="14pt" style:font-weight-asian="bold" style:font-size-complex="14pt" style:font-weight-complex="bold"/>
    </style:style>
    <style:style style:name="P45" style:family="paragraph" style:parent-style-name="Standard">
      <style:text-properties fo:color="#ff4000" loext:opacity="100%" fo:font-size="14pt" fo:font-weight="bold" officeooo:rsid="000d2ad8" officeooo:paragraph-rsid="001bfe71" style:font-size-asian="14pt" style:font-weight-asian="bold" style:font-size-complex="14pt" style:font-weight-complex="bold"/>
    </style:style>
    <style:style style:name="P46" style:family="paragraph" style:parent-style-name="Standard">
      <style:text-properties fo:color="#ff4000" loext:opacity="100%" fo:font-size="14pt" fo:font-weight="bold" officeooo:rsid="000fe560" officeooo:paragraph-rsid="001bfe71" style:font-size-asian="14pt" style:font-weight-asian="bold" style:font-size-complex="14pt" style:font-weight-complex="bold"/>
    </style:style>
    <style:style style:name="P47" style:family="paragraph" style:parent-style-name="Standard">
      <style:text-properties officeooo:paragraph-rsid="001bfe71"/>
    </style:style>
    <style:style style:name="P48" style:family="paragraph" style:parent-style-name="Standard">
      <style:text-properties officeooo:rsid="000f1496" officeooo:paragraph-rsid="001bfe71"/>
    </style:style>
    <style:style style:name="P49" style:family="paragraph" style:parent-style-name="Standard">
      <style:paragraph-properties fo:text-align="center" style:justify-single-word="false"/>
      <style:text-properties fo:color="#c9211e" loext:opacity="100%" fo:font-size="13pt" fo:font-weight="bold" officeooo:rsid="0011b734" officeooo:paragraph-rsid="001bfe71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13pt" fo:font-weight="bold" officeooo:rsid="0011b734" officeooo:paragraph-rsid="001bfe71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3pt" fo:font-weight="bold" officeooo:rsid="001fe41f" officeooo:paragraph-rsid="001bfe71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c9211e" loext:opacity="100%" fo:font-size="15pt" fo:font-weight="bold" officeooo:rsid="001b63bd" officeooo:paragraph-rsid="001bfe71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2d0a6a" officeooo:paragraph-rsid="001bfe71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2pt" fo:font-weight="bold" officeooo:rsid="002d0a6a" officeooo:paragraph-rsid="001bfe71" fo:background-color="#ffffff" style:font-size-asian="10.5pt" style:font-weight-asian="bold" style:font-size-complex="12pt" style:font-weight-complex="bold"/>
    </style:style>
    <style:style style:name="P55" style:family="paragraph" style:parent-style-name="Standard">
      <style:paragraph-properties style:line-height-at-least="0.335cm" fo:text-align="start" style:justify-single-word="false"/>
      <style:text-properties fo:color="#c9211e" loext:opacity="100%" style:font-name="Times New Roman" fo:font-size="10pt" fo:font-weight="bold" officeooo:rsid="002d0a6a" officeooo:paragraph-rsid="001bfe71" fo:background-color="#ffffff" style:font-size-asian="10pt" style:font-weight-asian="bold" style:font-size-complex="10pt" style:font-weight-complex="bold"/>
    </style:style>
    <style:style style:name="P56" style:family="paragraph" style:parent-style-name="Standard">
      <style:paragraph-properties style:line-height-at-least="0.335cm" fo:text-align="start" style:justify-single-word="false"/>
      <style:text-properties fo:color="#c9211e" loext:opacity="100%" style:font-name="Consolas" fo:font-size="12pt" fo:font-weight="bold" officeooo:rsid="002d0a6a" officeooo:paragraph-rsid="001bfe71" fo:background-color="#ffffff" style:font-size-asian="10.5pt" style:font-weight-asian="bold" style:font-size-complex="12pt" style:font-weight-complex="bold"/>
    </style:style>
    <style:style style:name="P57" style:family="paragraph" style:parent-style-name="Table_20_Contents">
      <style:text-properties fo:color="#ff0000" loext:opacity="100%" fo:font-weight="bold" officeooo:rsid="0004ca40" officeooo:paragraph-rsid="001bfe71" style:font-weight-asian="bold" style:font-weight-complex="bold"/>
    </style:style>
    <style:style style:name="P58" style:family="paragraph" style:parent-style-name="Table_20_Contents">
      <style:text-properties officeooo:rsid="0004ca40" officeooo:paragraph-rsid="001bfe71"/>
    </style:style>
    <style:style style:name="P59" style:family="paragraph" style:parent-style-name="Table_20_Contents">
      <style:text-properties officeooo:rsid="0005969c" officeooo:paragraph-rsid="001bfe71"/>
    </style:style>
    <style:style style:name="P60" style:family="paragraph" style:parent-style-name="Table_20_Contents">
      <style:text-properties fo:color="#2a6099" loext:opacity="100%" officeooo:rsid="0005969c" officeooo:paragraph-rsid="001bfe71"/>
    </style:style>
    <style:style style:name="P61" style:family="paragraph" style:parent-style-name="Table_20_Contents">
      <style:text-properties fo:color="#2a6099" loext:opacity="100%" fo:font-size="14pt" fo:font-weight="bold" officeooo:rsid="0005969c" officeooo:paragraph-rsid="001bfe71" style:font-size-asian="14pt" style:font-weight-asian="bold" style:font-size-complex="14pt" style:font-weight-complex="bold"/>
    </style:style>
    <style:style style:name="P62" style:family="paragraph" style:parent-style-name="Table_20_Contents">
      <style:text-properties fo:font-style="italic" officeooo:rsid="0005969c" officeooo:paragraph-rsid="001bfe71" style:font-style-asian="italic" style:font-style-complex="italic"/>
    </style:style>
    <style:style style:name="P63" style:family="paragraph" style:parent-style-name="Table_20_Contents">
      <style:text-properties officeooo:rsid="0013f8b4" officeooo:paragraph-rsid="001bfe71"/>
    </style:style>
    <style:style style:name="P64" style:family="paragraph" style:parent-style-name="Table_20_Contents">
      <style:text-properties fo:color="#000000" loext:opacity="100%" fo:font-size="12pt" fo:font-weight="normal" officeooo:rsid="00068518" officeooo:paragraph-rsid="001bfe71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fo:color="#000000" loext:opacity="100%" fo:font-size="12pt" fo:font-weight="normal" officeooo:rsid="000ca5de" officeooo:paragraph-rsid="001bfe71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fo:color="#000000" loext:opacity="100%" fo:font-size="12pt" fo:font-weight="normal" officeooo:rsid="000d87db" officeooo:paragraph-rsid="001bfe71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fo:color="#000000" loext:opacity="100%" fo:font-size="12pt" fo:font-weight="normal" officeooo:rsid="000ca5de" officeooo:paragraph-rsid="001bfe71" style:font-size-asian="10.5pt" style:font-weight-asian="normal" style:font-size-complex="12pt" style:font-weight-complex="normal"/>
    </style:style>
    <style:style style:name="P68" style:family="paragraph" style:parent-style-name="Table_20_Contents">
      <style:text-properties officeooo:rsid="00068518" officeooo:paragraph-rsid="001bfe71"/>
    </style:style>
    <style:style style:name="P69" style:family="paragraph" style:parent-style-name="Table_20_Contents">
      <style:text-properties officeooo:rsid="0007bc9c" officeooo:paragraph-rsid="001bfe71"/>
    </style:style>
    <style:style style:name="P70" style:family="paragraph" style:parent-style-name="Table_20_Contents">
      <style:text-properties officeooo:rsid="00096943" officeooo:paragraph-rsid="001bfe71"/>
    </style:style>
    <style:style style:name="P71" style:family="paragraph" style:parent-style-name="Table_20_Contents">
      <style:text-properties officeooo:rsid="000a2340" officeooo:paragraph-rsid="001bfe71"/>
    </style:style>
    <style:style style:name="P72" style:family="paragraph" style:parent-style-name="Table_20_Contents">
      <style:text-properties fo:font-size="11pt" officeooo:rsid="000b7f48" officeooo:paragraph-rsid="001bfe71" style:font-size-asian="11pt" style:font-size-complex="11pt"/>
    </style:style>
    <style:style style:name="P73" style:family="paragraph" style:parent-style-name="Table_20_Contents">
      <style:text-properties fo:font-size="11pt" officeooo:rsid="000cf8b4" officeooo:paragraph-rsid="001bfe71" style:font-size-asian="11pt" style:font-size-complex="11pt"/>
    </style:style>
    <style:style style:name="P74" style:family="paragraph" style:parent-style-name="Table_20_Contents">
      <style:text-properties fo:font-size="11pt" officeooo:rsid="001265e4" officeooo:paragraph-rsid="001bfe71" style:font-size-asian="11pt" style:font-size-complex="11pt"/>
    </style:style>
    <style:style style:name="P75" style:family="paragraph" style:parent-style-name="Table_20_Contents">
      <style:text-properties officeooo:rsid="000b7f48" officeooo:paragraph-rsid="001bfe71"/>
    </style:style>
    <style:style style:name="P76" style:family="paragraph" style:parent-style-name="Table_20_Contents">
      <style:text-properties officeooo:rsid="001265e4" officeooo:paragraph-rsid="001bfe71"/>
    </style:style>
    <style:style style:name="P77" style:family="paragraph" style:parent-style-name="Table_20_Contents">
      <style:text-properties officeooo:paragraph-rsid="001bfe71"/>
    </style:style>
    <style:style style:name="P78" style:family="paragraph" style:parent-style-name="Table_20_Contents">
      <style:text-properties fo:color="#c9211e" loext:opacity="100%" fo:font-size="14pt" fo:font-weight="bold" officeooo:rsid="00051e2c" officeooo:paragraph-rsid="001bfe71" style:font-size-asian="14pt" style:font-weight-asian="bold" style:font-size-complex="14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c9211e" loext:opacity="100%" fo:font-size="13pt" fo:font-weight="bold" officeooo:rsid="0011b734" officeooo:paragraph-rsid="001bfe71" style:font-size-asian="13pt" style:font-weight-asian="bold" style:font-size-complex="13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1e5d7f" officeooo:paragraph-rsid="001bfe71" style:font-size-asian="10.5pt" style:font-weight-asian="bold" style:font-size-complex="12pt" style:font-weight-complex="bold"/>
    </style:style>
    <style:style style:name="P81" style:family="paragraph" style:parent-style-name="Table_20_Contents">
      <style:text-properties fo:color="#800080" loext:opacity="100%" officeooo:rsid="00051e2c" officeooo:paragraph-rsid="001bfe71"/>
    </style:style>
    <style:style style:name="P82" style:family="paragraph" style:parent-style-name="Table_20_Contents">
      <style:text-properties fo:color="#800080" loext:opacity="100%" officeooo:rsid="000f1496" officeooo:paragraph-rsid="001bfe71"/>
    </style:style>
    <style:style style:name="P83" style:family="paragraph" style:parent-style-name="Table_20_Contents">
      <style:text-properties officeooo:rsid="00051e2c" officeooo:paragraph-rsid="001bfe71"/>
    </style:style>
    <style:style style:name="P84" style:family="paragraph" style:parent-style-name="Table_20_Contents">
      <style:text-properties officeooo:rsid="000f1496" officeooo:paragraph-rsid="001bfe71"/>
    </style:style>
    <style:style style:name="P85" style:family="paragraph" style:parent-style-name="Table_20_Contents">
      <style:text-properties fo:color="#158466" loext:opacity="100%" officeooo:rsid="00051e2c" officeooo:paragraph-rsid="001bfe71"/>
    </style:style>
    <style:style style:name="P86" style:family="paragraph" style:parent-style-name="Table_20_Contents">
      <style:text-properties officeooo:rsid="000d87db" officeooo:paragraph-rsid="001bfe71"/>
    </style:style>
    <style:style style:name="P87" style:family="paragraph" style:parent-style-name="Table_20_Contents">
      <style:text-properties officeooo:rsid="00181a0f" officeooo:paragraph-rsid="001bfe71"/>
    </style:style>
    <style:style style:name="P88" style:family="paragraph" style:parent-style-name="Table_20_Contents">
      <style:text-properties officeooo:rsid="001aa6ca" officeooo:paragraph-rsid="001bfe71"/>
    </style:style>
    <style:style style:name="P89" style:family="paragraph" style:parent-style-name="Table_20_Contents">
      <style:text-properties officeooo:rsid="001b4c90" officeooo:paragraph-rsid="001bfe71"/>
    </style:style>
    <style:style style:name="P90" style:family="paragraph" style:parent-style-name="Table_20_Contents">
      <style:text-properties officeooo:rsid="001b700f" officeooo:paragraph-rsid="001bfe71"/>
    </style:style>
    <style:style style:name="P91" style:family="paragraph" style:parent-style-name="Table_20_Contents">
      <style:text-properties officeooo:rsid="001c0774" officeooo:paragraph-rsid="001bfe71"/>
    </style:style>
    <style:style style:name="P92" style:family="paragraph" style:parent-style-name="Table_20_Contents">
      <style:text-properties officeooo:rsid="001d0c3d" officeooo:paragraph-rsid="001bfe71"/>
    </style:style>
    <style:style style:name="P93" style:family="paragraph" style:parent-style-name="Table_20_Contents">
      <style:text-properties officeooo:rsid="001d52fe" officeooo:paragraph-rsid="001bfe71"/>
    </style:style>
    <style:style style:name="P94" style:family="paragraph" style:parent-style-name="Table_20_Contents">
      <style:text-properties officeooo:rsid="001e096e" officeooo:paragraph-rsid="001bfe71"/>
    </style:style>
    <style:style style:name="P95" style:family="paragraph" style:parent-style-name="Table_20_Contents">
      <style:text-properties officeooo:rsid="001f8645" officeooo:paragraph-rsid="001bfe71"/>
    </style:style>
    <style:style style:name="P96" style:family="paragraph" style:parent-style-name="Table_20_Contents">
      <style:text-properties officeooo:rsid="0022d197" officeooo:paragraph-rsid="001bfe71"/>
    </style:style>
    <style:style style:name="P97" style:family="paragraph" style:parent-style-name="Table_20_Contents">
      <style:text-properties fo:font-variant="normal" fo:text-transform="none" fo:color="#444444" loext:opacity="100%" style:font-name="Roboto" fo:font-size="10pt" fo:letter-spacing="normal" fo:font-style="normal" fo:font-weight="normal" officeooo:rsid="001f8645" officeooo:paragraph-rsid="001bfe71" style:font-size-asian="10pt" style:font-size-complex="10pt"/>
    </style:style>
    <style:style style:name="P98" style:family="paragraph" style:parent-style-name="Table_20_Contents">
      <style:text-properties officeooo:rsid="002affc6" officeooo:paragraph-rsid="001bfe71"/>
    </style:style>
    <style:style style:name="P99" style:family="paragraph" style:parent-style-name="Table_20_Contents">
      <style:text-properties officeooo:rsid="00262de9" officeooo:paragraph-rsid="001bfe71"/>
    </style:style>
    <style:style style:name="P100" style:family="paragraph" style:parent-style-name="Table_20_Contents">
      <style:text-properties officeooo:rsid="00262e94" officeooo:paragraph-rsid="001bfe71"/>
    </style:style>
    <style:style style:name="P101" style:family="paragraph" style:parent-style-name="Table_20_Contents">
      <style:text-properties officeooo:rsid="0028214c" officeooo:paragraph-rsid="001bfe71"/>
    </style:style>
    <style:style style:name="P102" style:family="paragraph" style:parent-style-name="Table_20_Contents">
      <style:text-properties officeooo:rsid="0028b786" officeooo:paragraph-rsid="001bfe71"/>
    </style:style>
    <style:style style:name="P103" style:family="paragraph" style:parent-style-name="Table_20_Contents">
      <style:paragraph-properties fo:text-align="start" style:justify-single-word="false"/>
      <style:text-properties fo:font-size="13pt" officeooo:rsid="0011b734" officeooo:paragraph-rsid="001bfe71" style:font-size-asian="13pt" style:font-size-complex="13pt"/>
    </style:style>
    <style:style style:name="P104" style:family="paragraph" style:parent-style-name="Table_20_Contents">
      <style:paragraph-properties fo:text-align="start" style:justify-single-word="false"/>
      <style:text-properties fo:font-size="13pt" officeooo:rsid="0012eca8" officeooo:paragraph-rsid="001bfe71" style:font-size-asian="13pt" style:font-size-complex="13pt"/>
    </style:style>
    <style:style style:name="P105" style:family="paragraph" style:parent-style-name="Table_20_Contents">
      <style:paragraph-properties fo:text-align="start" style:justify-single-word="false"/>
      <style:text-properties fo:font-size="13pt" officeooo:rsid="00146101" officeooo:paragraph-rsid="001bfe71" style:font-size-asian="13pt" style:font-size-complex="13pt"/>
    </style:style>
    <style:style style:name="P106" style:family="paragraph" style:parent-style-name="Table_20_Contents">
      <style:paragraph-properties fo:text-align="start" style:justify-single-word="false"/>
      <style:text-properties fo:font-size="13pt" officeooo:rsid="0015db3e" officeooo:paragraph-rsid="001bfe71" style:font-size-asian="13pt" style:font-size-complex="13pt"/>
    </style:style>
    <style:style style:name="P107" style:family="paragraph" style:parent-style-name="Table_20_Contents">
      <style:paragraph-properties fo:text-align="start" style:justify-single-word="false"/>
      <style:text-properties fo:font-size="13pt" officeooo:rsid="0017626c" officeooo:paragraph-rsid="001bfe71" style:font-size-asian="13pt" style:font-size-complex="13pt"/>
    </style:style>
    <style:style style:name="P108" style:family="paragraph" style:parent-style-name="Table_20_Contents">
      <style:paragraph-properties fo:text-align="start" style:justify-single-word="false"/>
      <style:text-properties fo:font-size="13pt" officeooo:rsid="001901bd" officeooo:paragraph-rsid="001bfe71" style:font-size-asian="13pt" style:font-size-complex="13pt"/>
    </style:style>
    <style:style style:name="P109" style:family="paragraph" style:parent-style-name="Table_20_Contents">
      <style:paragraph-properties fo:text-align="start" style:justify-single-word="false"/>
      <style:text-properties fo:font-size="13pt" officeooo:rsid="001b000d" officeooo:paragraph-rsid="001bfe71" style:font-size-asian="13pt" style:font-size-complex="13pt"/>
    </style:style>
    <style:style style:name="P110" style:family="paragraph" style:parent-style-name="Table_20_Contents">
      <style:paragraph-properties fo:text-align="start" style:justify-single-word="false"/>
      <style:text-properties fo:font-size="13pt" officeooo:rsid="001c687a" officeooo:paragraph-rsid="001bfe71" style:font-size-asian="13pt" style:font-size-complex="13pt"/>
    </style:style>
    <style:style style:name="P111" style:family="paragraph" style:parent-style-name="Table_20_Contents">
      <style:paragraph-properties fo:text-align="start" style:justify-single-word="false"/>
      <style:text-properties fo:font-size="13pt" officeooo:rsid="001d9cea" officeooo:paragraph-rsid="001bfe71" style:font-size-asian="13pt" style:font-size-complex="13pt"/>
    </style:style>
    <style:style style:name="P112" style:family="paragraph" style:parent-style-name="Table_20_Contents">
      <style:paragraph-properties fo:text-align="start" style:justify-single-word="false"/>
      <style:text-properties fo:font-size="13pt" officeooo:rsid="001df2b9" officeooo:paragraph-rsid="001bfe71" style:font-size-asian="13pt" style:font-size-complex="13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01f8f58" officeooo:paragraph-rsid="001bfe71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01feccf" officeooo:paragraph-rsid="001bfe71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01ffb91" officeooo:paragraph-rsid="001bfe71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rsid="00216642" officeooo:paragraph-rsid="001bfe71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officeooo:rsid="00241a1c" officeooo:paragraph-rsid="001bfe71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officeooo:rsid="0024a870" officeooo:paragraph-rsid="001bfe71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officeooo:rsid="0029ccc9" officeooo:paragraph-rsid="001bfe71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031ad09" officeooo:paragraph-rsid="001bfe71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332cbf" officeooo:paragraph-rsid="001bfe71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03b5480" officeooo:paragraph-rsid="001bfe71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03d5bd1" officeooo:paragraph-rsid="001bfe71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03df8ba" officeooo:paragraph-rsid="001bfe71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29ccc9" officeooo:paragraph-rsid="001bfe71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31ad09" officeooo:paragraph-rsid="001bfe71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0332cbf" officeooo:paragraph-rsid="001bfe71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0398b65" officeooo:paragraph-rsid="001bfe71" style:font-size-asian="12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3b5480" officeooo:paragraph-rsid="001bfe71" style:font-size-asian="12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3d5bd1" officeooo:paragraph-rsid="001bfe71" style:font-size-asian="12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3df8ba" officeooo:paragraph-rsid="001bfe71" style:font-size-asian="12pt" style:font-size-complex="12pt"/>
    </style:style>
    <style:style style:name="P132" style:family="paragraph" style:parent-style-name="Text_20_body">
      <style:text-properties fo:font-size="13pt" fo:font-weight="bold" officeooo:rsid="001423d1" officeooo:paragraph-rsid="001bfe71" style:font-size-asian="13pt" style:font-weight-asian="bold" style:font-size-complex="13pt" style:font-weight-complex="bold"/>
    </style:style>
    <style:style style:name="P133" style:family="paragraph" style:parent-style-name="Text_20_body">
      <style:text-properties officeooo:rsid="001423d1" officeooo:paragraph-rsid="001bfe71"/>
    </style:style>
    <style:style style:name="P134" style:family="paragraph" style:parent-style-name="Text_20_body">
      <style:text-properties fo:font-size="11pt" officeooo:rsid="001423d1" officeooo:paragraph-rsid="001bfe71" style:font-size-asian="11pt" style:font-size-complex="11pt"/>
    </style:style>
    <style:style style:name="P135" style:family="paragraph" style:parent-style-name="Text_20_body">
      <style:text-properties fo:font-size="11pt" officeooo:rsid="001507fa" officeooo:paragraph-rsid="001bfe71" style:font-size-asian="11pt" style:font-size-complex="11pt"/>
    </style:style>
    <style:style style:name="P136" style:family="paragraph" style:parent-style-name="Text_20_body">
      <style:text-properties fo:font-size="11pt" fo:font-weight="bold" officeooo:rsid="0019bff5" officeooo:paragraph-rsid="001bfe71" style:font-size-asian="11pt" style:font-weight-asian="bold" style:font-size-complex="11pt" style:font-weight-complex="bold"/>
    </style:style>
    <style:style style:name="P137" style:family="paragraph" style:parent-style-name="Text_20_body">
      <style:text-properties fo:font-size="11pt" fo:font-weight="normal" officeooo:rsid="0019bff5" officeooo:paragraph-rsid="001bfe71" style:font-size-asian="11pt" style:font-weight-asian="normal" style:font-size-complex="11pt" style:font-weight-complex="normal"/>
    </style:style>
    <style:style style:name="P138" style:family="paragraph" style:parent-style-name="Text_20_body">
      <style:text-properties fo:font-size="12pt" fo:font-weight="bold" officeooo:rsid="001c0774" officeooo:paragraph-rsid="001bfe71" style:font-size-asian="12pt" style:font-weight-asian="bold" style:font-size-complex="12pt" style:font-weight-complex="bold"/>
    </style:style>
    <style:style style:name="P139" style:family="paragraph" style:parent-style-name="Text_20_body">
      <style:text-properties officeooo:paragraph-rsid="001bfe71"/>
    </style:style>
    <style:style style:name="P140" style:family="paragraph">
      <loext:graphic-properties draw:fill="none" draw:fill-color="#ffffff"/>
      <style:paragraph-properties style:writing-mode="lr-tb"/>
      <style:text-properties fo:font-size="8pt" fo:background-color="#ffff00" style:font-size-asian="8pt" style:font-size-complex="8pt"/>
    </style:style>
    <style:style style:name="P141" style:family="paragraph">
      <style:paragraph-properties fo:text-align="center"/>
    </style:style>
    <style:style style:name="T1" style:family="text">
      <style:text-properties officeooo:rsid="0004ca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158466" loext:opacity="100%" fo:font-weight="bold" officeooo:rsid="0004ca40" style:font-weight-asian="bold" style:font-weight-complex="bold"/>
    </style:style>
    <style:style style:name="T5" style:family="text">
      <style:text-properties fo:color="#158466" loext:opacity="100%" fo:font-weight="bold" officeooo:rsid="000ca5de" style:font-weight-asian="bold" style:font-weight-complex="bold"/>
    </style:style>
    <style:style style:name="T6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7" style:family="text">
      <style:text-properties fo:color="#158466" loext:opacity="100%" fo:font-weight="bold" officeooo:rsid="000ca5de" fo:background-color="#ffff00" loext:char-shading-value="0" style:font-weight-asian="bold" style:font-weight-complex="bold"/>
    </style:style>
    <style:style style:name="T8" style:family="text">
      <style:text-properties fo:color="#158466" loext:opacity="100%" fo:font-weight="normal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2pt" fo:font-weight="normal" officeooo:rsid="00068518" fo:background-color="#ffff00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officeooo:rsid="00068518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normal" officeooo:rsid="001958e9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fo:color="#000000" loext:opacity="100%" fo:font-weight="normal" officeooo:rsid="000e7102" style:font-weight-asian="normal" style:font-weight-complex="normal"/>
    </style:style>
    <style:style style:name="T15" style:family="text">
      <style:text-properties fo:color="#000000" loext:opacity="100%" fo:font-weight="normal" officeooo:rsid="000fe560" style:font-weight-asian="normal" style:font-weight-complex="normal"/>
    </style:style>
    <style:style style:name="T16" style:family="text">
      <style:text-properties fo:color="#000000" loext:opacity="100%" officeooo:rsid="000a90fd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19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0" style:family="text">
      <style:text-properties style:text-line-through-style="none" style:text-line-through-type="none" fo:font-style="normal" style:text-underline-style="none" officeooo:rsid="000f1496" style:font-style-asian="normal" style:font-style-complex="normal"/>
    </style:style>
    <style:style style:name="T21" style:family="text">
      <style:text-properties style:text-line-through-style="none" style:text-line-through-type="none" fo:font-style="normal" style:font-style-asian="normal" style:font-style-complex="normal"/>
    </style:style>
    <style:style style:name="T22" style:family="text">
      <style:text-properties style:text-line-through-style="none" style:text-line-through-type="none" officeooo:rsid="0022d197"/>
    </style:style>
    <style:style style:name="T23" style:family="text">
      <style:text-properties style:text-line-through-style="none" style:text-line-through-type="none" fo:font-style="italic" style:font-style-asian="italic" style:font-style-complex="italic"/>
    </style:style>
    <style:style style:name="T24" style:family="text">
      <style:text-properties style:text-line-through-style="none" style:text-line-through-type="none" officeooo:rsid="0037be5d"/>
    </style:style>
    <style:style style:name="T25" style:family="text">
      <style:text-properties officeooo:rsid="0007bc9c"/>
    </style:style>
    <style:style style:name="T26" style:family="text">
      <style:text-properties officeooo:rsid="001488c5"/>
    </style:style>
    <style:style style:name="T27" style:family="text">
      <style:text-properties officeooo:rsid="000b7f48"/>
    </style:style>
    <style:style style:name="T28" style:family="text">
      <style:text-properties officeooo:rsid="0014c336"/>
    </style:style>
    <style:style style:name="T29" style:family="text">
      <style:text-properties fo:font-variant="normal" fo:text-transform="none" fo:color="#111111" loext:opacity="100%" fo:letter-spacing="normal"/>
    </style:style>
    <style:style style:name="T30" style:family="text">
      <style:text-properties fo:font-variant="normal" fo:text-transform="none" fo:color="#111111" loext:opacity="100%" style:font-name="Roboto" fo:font-size="9pt" fo:letter-spacing="normal" fo:font-style="normal" fo:font-weight="normal"/>
    </style:style>
    <style:style style:name="T31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32" style:family="text">
      <style:text-properties officeooo:rsid="0016a071"/>
    </style:style>
    <style:style style:name="T33" style:family="text">
      <style:text-properties officeooo:rsid="001bfe71"/>
    </style:style>
    <style:style style:name="T34" style:family="text">
      <style:text-properties officeooo:rsid="0017de5a"/>
    </style:style>
    <style:style style:name="T35" style:family="text">
      <style:text-properties officeooo:rsid="000d87db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officeooo:rsid="000a90fd" fo:background-color="#ffff00" loext:char-shading-value="0" style:font-weight-asian="bold" style:font-weight-complex="bold"/>
    </style:style>
    <style:style style:name="T38" style:family="text">
      <style:text-properties officeooo:rsid="000f1496"/>
    </style:style>
    <style:style style:name="T39" style:family="text">
      <style:text-properties officeooo:rsid="000ca5de"/>
    </style:style>
    <style:style style:name="T40" style:family="text">
      <style:text-properties officeooo:rsid="000684a1"/>
    </style:style>
    <style:style style:name="T41" style:family="text">
      <style:text-properties fo:color="#2a6099" loext:opacity="100%" fo:font-weight="bold" officeooo:rsid="000d87db" style:font-weight-asian="bold" style:font-weight-complex="bold"/>
    </style:style>
    <style:style style:name="T42" style:family="text">
      <style:text-properties officeooo:rsid="0007fa12"/>
    </style:style>
    <style:style style:name="T43" style:family="text">
      <style:text-properties officeooo:rsid="001118e7"/>
    </style:style>
    <style:style style:name="T44" style:family="text">
      <style:text-properties officeooo:rsid="0023ac6c"/>
    </style:style>
    <style:style style:name="T45" style:family="text">
      <style:text-properties officeooo:rsid="00250b67"/>
    </style:style>
    <style:style style:name="T46" style:family="text">
      <style:text-properties officeooo:rsid="001d52fe"/>
    </style:style>
    <style:style style:name="T47" style:family="text">
      <style:text-properties officeooo:rsid="0022d197"/>
    </style:style>
    <style:style style:name="T48" style:family="text">
      <style:text-properties officeooo:rsid="002af1fa"/>
    </style:style>
    <style:style style:name="T49" style:family="text">
      <style:text-properties officeooo:rsid="002a54e5"/>
    </style:style>
    <style:style style:name="T50" style:family="text">
      <style:text-properties fo:color="#1e6a39" loext:opacity="100%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font-weight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00e92" style:font-weight-asian="normal" style:font-weight-complex="normal"/>
    </style:style>
    <style:style style:name="T54" style:family="text">
      <style:text-properties fo:font-weight="normal" style:font-size-asian="10pt" style:font-size-complex="10pt"/>
    </style:style>
    <style:style style:name="T55" style:family="text">
      <style:text-properties officeooo:rsid="00253a7e"/>
    </style:style>
    <style:style style:name="T56" style:family="text">
      <style:text-properties officeooo:rsid="001feccf"/>
    </style:style>
    <style:style style:name="T57" style:family="text">
      <style:text-properties officeooo:rsid="002509aa"/>
    </style:style>
    <style:style style:name="T58" style:family="text">
      <style:text-properties officeooo:rsid="00346800"/>
    </style:style>
    <style:style style:name="T59" style:family="text">
      <style:text-properties officeooo:rsid="003a60bf"/>
    </style:style>
    <style:style style:name="T60" style:family="text">
      <style:text-properties officeooo:rsid="003c7f57"/>
    </style:style>
    <style:style style:name="T61" style:family="text">
      <style:text-properties officeooo:rsid="003f8e5f"/>
    </style:style>
    <style:style style:name="T62" style:family="text">
      <style:text-properties fo:color="#800000" loext:opacity="100%"/>
    </style:style>
    <style:style style:name="T63" style:family="text">
      <style:text-properties fo:color="#800000" loext:opacity="100%" fo:font-weight="normal"/>
    </style:style>
    <style:style style:name="T64" style:family="text">
      <style:text-properties fo:color="#800000" loext:opacity="100%" fo:font-weight="normal" style:font-size-asian="10pt" style:font-size-complex="10pt"/>
    </style:style>
    <style:style style:name="T65" style:family="text">
      <style:text-properties fo:color="#800000" loext:opacity="100%" fo:font-weight="normal" officeooo:rsid="00300e92" style:font-weight-asian="normal" style:font-weight-complex="normal"/>
    </style:style>
    <style:style style:name="T66" style:family="text">
      <style:text-properties fo:color="#800000" loext:opacity="100%" style:font-size-asian="10pt" style:font-size-complex="10pt"/>
    </style:style>
    <style:style style:name="T67" style:family="text">
      <style:text-properties fo:color="#800000" loext:opacity="100%" style:font-name="Times New Roman" fo:font-size="10pt" fo:font-weight="normal" style:font-size-asian="10pt" style:font-size-complex="10pt"/>
    </style:style>
    <style:style style:name="T68" style:family="text">
      <style:text-properties fo:color="#0000ff" loext:opacity="100%"/>
    </style:style>
    <style:style style:name="T69" style:family="text">
      <style:text-properties fo:color="#0000ff" loext:opacity="100%" fo:font-weight="normal"/>
    </style:style>
    <style:style style:name="T70" style:family="text">
      <style:text-properties fo:color="#0000ff" loext:opacity="100%" fo:font-weight="normal" style:font-size-asian="10pt" style:font-size-complex="10pt"/>
    </style:style>
    <style:style style:name="T71" style:family="text">
      <style:text-properties fo:color="#0000ff" loext:opacity="100%" style:font-name="Times New Roman" fo:font-size="10pt" fo:font-weight="normal" style:font-size-asian="10pt" style:font-size-complex="10pt"/>
    </style:style>
    <style:style style:name="T72" style:family="text">
      <style:text-properties fo:color="#a31515" loext:opacity="100%" fo:font-weight="normal"/>
    </style:style>
    <style:style style:name="T73" style:family="text">
      <style:text-properties fo:color="#098658" loext:opacity="100%"/>
    </style:style>
    <style:style style:name="T74" style:family="text">
      <style:text-properties fo:color="#098658" loext:opacity="100%" style:font-size-asian="10pt" style:font-weight-asian="normal" style:font-size-complex="10pt" style:font-weight-complex="normal"/>
    </style:style>
    <style:style style:name="T75" style:family="text">
      <style:text-properties fo:color="#098658" loext:opacity="100%" fo:font-weight="normal"/>
    </style:style>
    <style:style style:name="T76" style:family="text">
      <style:text-properties style:font-size-asian="10pt" style:font-size-complex="10pt"/>
    </style:style>
    <style:style style:name="T77" style:family="text">
      <style:text-properties style:font-name="Times New Roman" fo:font-size="10pt" style:font-size-asian="10pt" style:font-size-complex="10pt"/>
    </style:style>
    <style:style style:name="T78" style:family="text">
      <style:text-properties style:font-name="Times New Roman" fo:font-size="10pt" fo:font-weight="normal" style:font-size-asian="10pt" style:font-size-complex="10pt"/>
    </style:style>
    <style:style style:name="T79" style:family="text">
      <style:text-properties style:font-name="Consolas" fo:font-size="7pt" fo:font-weight="normal"/>
    </style:style>
    <style:style style:name="T80" style:family="text">
      <style:text-properties fo:font-size="8pt" fo:background-color="#ffff00" style:font-size-asian="8pt" style:font-size-complex="8pt"/>
    </style:style>
    <style:style style:name="gr1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NSIBLE</text:p>
      <text:p text:style-name="P10"/>
      <text:p text:style-name="P10">To install <text:span text:style-name="T1">A</text:span>n<text:span text:style-name="T1">s</text:span>ible:</text:p>
      <text:p text:style-name="P47">$ sudo apt update</text:p>
      <text:p text:style-name="P47">$ sudo apt install software-properties-common</text:p>
      <text:p text:style-name="P47">$ sudo add-apt-repository --yes --update ppa:ansible/ansible</text:p>
      <text:p text:style-name="P47">$ sudo apt install ansible</text:p>
      <text:p text:style-name="P47"/>
      <text:p text:style-name="P43">sudo apt-get install net-tools (for IP address command)</text:p>
      <text:p text:style-name="P43">sudo apt-get install nmap (to check port status)</text:p>
      <text:p text:style-name="P43">sudo apt install openssh-server (to install ssh server)</text:p>
      <text:p text:style-name="P43"/>
      <table:table table:name="Table1" table:style-name="Table1">
        <table:table-column table:style-name="Table1.A"/>
        <table:table-column table:style-name="Table1.B"/>
        <table:table-row table:style-name="TableLine2803661580848">
          <table:table-cell table:style-name="Table1.A1" office:value-type="string">
            <text:p text:style-name="P57">COMMANDS</text:p>
          </table:table-cell>
          <table:table-cell table:style-name="Table1.B1" office:value-type="string">
            <text:p text:style-name="P57">DESCRIPTION</text:p>
          </table:table-cell>
        </table:table-row>
        <table:table-row table:style-name="TableLine2803661582480">
          <table:table-cell table:style-name="Table1.A2" office:value-type="string">
            <text:p text:style-name="P58">ifconfig</text:p>
          </table:table-cell>
          <table:table-cell table:style-name="Table1.B2" office:value-type="string">
            <text:p text:style-name="P58">To get IP-address</text:p>
          </table:table-cell>
        </table:table-row>
        <table:table-row table:style-name="TableLine2803661586560">
          <table:table-cell table:style-name="Table1.A2" office:value-type="string">
            <text:p text:style-name="P58">nmap 192.168.0.110 -p 22</text:p>
          </table:table-cell>
          <table:table-cell table:style-name="Table1.B2" office:value-type="string">
            <text:p text:style-name="P58">To check connectivity </text:p>
          </table:table-cell>
        </table:table-row>
        <table:table-row table:style-name="TableLine2803661582752">
          <table:table-cell table:style-name="Table1.A2" office:value-type="string">
            <text:p text:style-name="P77">sudo systemctl status ssh </text:p>
          </table:table-cell>
          <table:table-cell table:style-name="Table1.B2" office:value-type="string">
            <text:p text:style-name="P58">To check status of ssh protocol</text:p>
          </table:table-cell>
        </table:table-row>
        <table:table-row table:style-name="TableLine2803661583296">
          <table:table-cell table:style-name="Table1.A2" office:value-type="string">
            <text:p text:style-name="P59">sudo gedit <text:span text:style-name="T2">etc/</text:span><text:span text:style-name="T3">ansible/hosts</text:span></text:p>
          </table:table-cell>
          <table:table-cell table:style-name="Table1.B2" office:value-type="string">
            <text:p text:style-name="P59">To confirm installation of ansible (inventory file: hosts)</text:p>
          </table:table-cell>
        </table:table-row>
        <table:table-row table:style-name="TableLine2803661583568">
          <table:table-cell table:style-name="Table1.A2" office:value-type="string">
            <text:p text:style-name="P58">ssh-keygen</text:p>
          </table:table-cell>
          <table:table-cell table:style-name="Table1.B2" office:value-type="string">
            <text:p text:style-name="P58">To generate public private key</text:p>
          </table:table-cell>
        </table:table-row>
        <table:table-row table:style-name="TableLine2803661571872">
          <table:table-cell table:style-name="Table1.A2" office:value-type="string">
            <text:p text:style-name="P77"><text:span text:style-name="T1">ssh copy-id username@ipaddr</text:span><text:span text:style-name="T4"> (or)</text:span><text:span text:style-name="T1"> ssh copy-id ipaddr</text:span></text:p>
          </table:table-cell>
          <table:table-cell table:style-name="Table1.B2" office:value-type="string">
            <text:p text:style-name="P58">To copy the generated key to node machine</text:p>
          </table:table-cell>
        </table:table-row>
        <table:table-row table:style-name="TableLine2803661573776">
          <table:table-cell table:style-name="Table1.A2" office:value-type="string">
            <text:p text:style-name="P60">In node machine:</text:p>
            <text:p text:style-name="P59">cd <text:span text:style-name="T2">home/ashwini/.ssh</text:span></text:p>
            <text:p text:style-name="P62">ls</text:p>
          </table:table-cell>
          <table:table-cell table:style-name="Table1.B2" office:value-type="string">
            <text:p text:style-name="P59">To verify key copied from master machine</text:p>
            <text:p text:style-name="P63">(authorized_keys)</text:p>
          </table:table-cell>
        </table:table-row>
        <table:table-row table:style-name="TableLine2803661584656">
          <table:table-cell table:style-name="Table1.A2" office:value-type="string">
            <text:p text:style-name="P59">ansible all -m ping (before this add ipaddress of nodes in default inventory file -hosts)</text:p>
          </table:table-cell>
          <table:table-cell table:style-name="Table1.B2" office:value-type="string">
            <text:p text:style-name="P59">To verify master is connected to all node machines</text:p>
          </table:table-cell>
        </table:table-row>
        <table:table-row table:style-name="TableLine2803661586832">
          <table:table-cell table:style-name="Table1.A2" office:value-type="string">
            <text:p text:style-name="P77"/>
          </table:table-cell>
          <table:table-cell table:style-name="Table1.B2" office:value-type="string">
            <text:p text:style-name="P77"/>
          </table:table-cell>
        </table:table-row>
        <table:table-row table:style-name="TableLine2803661585472">
          <table:table-cell table:style-name="Table1.A2" office:value-type="string">
            <text:p text:style-name="P61">Ad-hoc commands: <text:span text:style-name="T10">Syntax:</text:span><text:span text:style-name="T11"> </text:span></text:p>
            <text:p text:style-name="P64">ansible host-pattern -<text:span text:style-name="T17">m module [-a ‘module arguments’ -i inventory file]</text:span></text:p>
          </table:table-cell>
          <table:table-cell table:style-name="Table1.B2" office:value-type="string">
            <text:p text:style-name="P77"/>
          </table:table-cell>
        </table:table-row>
        <table:table-row table:style-name="TableLine2803661571056">
          <table:table-cell table:style-name="Table1.A2" office:value-type="string">
            <text:p text:style-name="P68">ansible prod -m copy -a ‘src=/etc/ansible/hosts dest=/tmp’</text:p>
          </table:table-cell>
          <table:table-cell table:style-name="Table1.B2" office:value-type="string">
            <text:p text:style-name="P68">Copies file hosts from master to node machine</text:p>
          </table:table-cell>
        </table:table-row>
        <table:table-row table:style-name="TableLine2803661573232">
          <table:table-cell table:style-name="Table1.A2" office:value-type="string">
            <text:p text:style-name="P68">ansible -i myInventory.txt -m setup thbs_solutions</text:p>
          </table:table-cell>
          <table:table-cell table:style-name="Table1.B2" office:value-type="string">
            <text:p text:style-name="P68">It shows extra info in node machines listed in host group:thbs_solutions in myInventory.txt</text:p>
          </table:table-cell>
        </table:table-row>
        <table:table-row table:style-name="TableLine2803661588192">
          <table:table-cell table:style-name="Table1.A2" office:value-type="string">
            <text:p text:style-name="P68">ansible thbs_solutions -m shell -a ‘df -h’ -i myInventory.txt</text:p>
          </table:table-cell>
          <table:table-cell table:style-name="Table1.B2" office:value-type="string">
            <text:p text:style-name="P68">It shows disk free space in human readable format</text:p>
          </table:table-cell>
        </table:table-row>
        <table:table-row table:style-name="TableLine2803661592272">
          <table:table-cell table:style-name="Table1.A2" office:value-type="string">
            <text:p text:style-name="P68">ansible thbs_solutions -m apt -a ‘name=apache2 state<text:span text:style-name="T25">=</text:span>present’ -b</text:p>
          </table:table-cell>
          <table:table-cell table:style-name="Table1.B2" office:value-type="string">
            <text:p text:style-name="P68">To install apache2 in node machines</text:p>
          </table:table-cell>
        </table:table-row>
        <table:table-row table:style-name="TableLine2803661588736">
          <table:table-cell table:style-name="Table1.A2" office:value-type="string">
            <text:p text:style-name="P69">ansible -m file -a ‘path=/tmp/ashwini.txt state=touch’</text:p>
          </table:table-cell>
          <table:table-cell table:style-name="Table1.B2" office:value-type="string">
            <text:p text:style-name="P69">To create file named ashwini.txt in node machines(state=absent removes file)</text:p>
          </table:table-cell>
        </table:table-row>
        <table:table-row table:style-name="Table1.17">
          <table:table-cell table:style-name="Table1.A2" office:value-type="string">
            <text:p text:style-name="P70">ansible-playbook playbook_name -K</text:p>
          </table:table-cell>
          <table:table-cell table:style-name="Table1.B2" office:value-type="string">
            <text:p text:style-name="P70">To run playbook</text:p>
          </table:table-cell>
        </table:table-row>
        <table:table-row table:style-name="TableLine2803661599888">
          <table:table-cell table:style-name="Table1.A2" office:value-type="string">
            <text:p text:style-name="P71">ansible-vault create <text:span text:style-name="T26">playbook</text:span></text:p>
          </table:table-cell>
          <table:table-cell table:style-name="Table1.B2" office:value-type="string">
            <text:p text:style-name="P71">To encrypt new file </text:p>
          </table:table-cell>
        </table:table-row>
        <table:table-row table:style-name="TableLine2803661589824">
          <table:table-cell table:style-name="Table1.A2" office:value-type="string">
            <text:p text:style-name="P71">ansible-vault encrypt <text:span text:style-name="T26">playbook</text:span></text:p>
          </table:table-cell>
          <table:table-cell table:style-name="Table1.B2" office:value-type="string">
            <text:p text:style-name="P71">To encrypt existing file</text:p>
          </table:table-cell>
        </table:table-row>
        <table:table-row table:style-name="TableLine2803661598800">
          <table:table-cell table:style-name="Table1.A2" office:value-type="string">
            <text:p text:style-name="P71">ansible-vault decrypt <text:span text:style-name="T26">playbook</text:span></text:p>
          </table:table-cell>
          <table:table-cell table:style-name="Table1.B2" office:value-type="string">
            <text:p text:style-name="P71">To decrypt existing file</text:p>
          </table:table-cell>
        </table:table-row>
        <text:soft-page-break/>
        <table:table-row table:style-name="TableLine2803661599072">
          <table:table-cell table:style-name="Table1.A2" office:value-type="string">
            <text:p text:style-name="P71"><text:span text:style-name="T27">a</text:span>nsible-vault rekey <text:span text:style-name="T26">playbook</text:span></text:p>
          </table:table-cell>
          <table:table-cell table:style-name="Table1.B2" office:value-type="string">
            <text:p text:style-name="P71">To change encrypted password</text:p>
          </table:table-cell>
        </table:table-row>
        <table:table-row table:style-name="TableLine2803661600704">
          <table:table-cell table:style-name="Table1.A2" office:value-type="string">
            <text:p text:style-name="P72">Ansible-playbook --vault-id @prompt filename -K</text:p>
          </table:table-cell>
          <table:table-cell table:style-name="Table1.B2" office:value-type="string">
            <text:p text:style-name="P75">To run the encrypted playbook by asking vault password</text:p>
          </table:table-cell>
        </table:table-row>
        <table:table-row table:style-name="Table1.23">
          <table:table-cell table:style-name="Table1.A2" office:value-type="string">
            <text:p text:style-name="P73">ansible-vault view <text:span text:style-name="T28">playbook</text:span></text:p>
          </table:table-cell>
          <table:table-cell table:style-name="Table1.B2" office:value-type="string">
            <text:p text:style-name="P75"><text:span text:style-name="T29"> </text:span><text:span text:style-name="T30">this means that the contents are displayed in the terminal. Pass the vault encrypted file to the command:</text:span> </text:p>
          </table:table-cell>
        </table:table-row>
        <table:table-row table:style-name="Table1.23">
          <table:table-cell table:style-name="Table1.A2" office:value-type="string">
            <text:p text:style-name="P74">ansible-galaxy init rolename</text:p>
          </table:table-cell>
          <table:table-cell table:style-name="Table1.B2" office:value-type="string">
            <text:p text:style-name="P76">To create roles file structure</text:p>
          </table:table-cell>
        </table:table-row>
      </table:table>
      <text:p text:style-name="P43"/>
      <text:p text:style-name="P43"/>
      <text:p text:style-name="P1"/>
      <text:p text:style-name="P44">Playbook example:</text:p>
      <text:p text:style-name="P44"/>
      <text:p text:style-name="P1">--- </text:p>
      <text:p text:style-name="P1">- name: update packages and to install git and apache2, update sample webpage and restart service</text:p>
      <text:p text:style-name="P1"><text:s text:c="2"/>hosts: all</text:p>
      <text:p text:style-name="P1"><text:s text:c="2"/>become: yes</text:p>
      <text:p text:style-name="P1"><text:s text:c="2"/>tasks:</text:p>
      <text:p text:style-name="P1"><text:s text:c="3"/>- name: updating all packages to latest versions</text:p>
      <text:p text:style-name="P1"><text:s text:c="5"/>apt:</text:p>
      <text:p text:style-name="P1"><text:s text:c="5"/>name: '*'</text:p>
      <text:p text:style-name="P1"><text:s text:c="5"/>state: latest</text:p>
      <text:p text:style-name="P1"/>
      <text:p text:style-name="P1"><text:s text:c="3"/>- name: installing git</text:p>
      <text:p text:style-name="P1"><text:s text:c="5"/>apt:</text:p>
      <text:p text:style-name="P1"><text:s text:c="6"/>name: git</text:p>
      <text:p text:style-name="P1"><text:s text:c="6"/>state: present</text:p>
      <text:p text:style-name="P1"><text:s text:c="6"/>update_cache: yes</text:p>
      <text:p text:style-name="P1"><text:s text:c="3"/>- name: installing apache2</text:p>
      <text:p text:style-name="P1"><text:s text:c="5"/>apt:</text:p>
      <text:p text:style-name="P1"><text:s text:c="6"/>name: apache2</text:p>
      <text:p text:style-name="P1"><text:s text:c="6"/>state: present</text:p>
      <text:p text:style-name="P1"><text:s text:c="3"/>- name: copy index file</text:p>
      <text:p text:style-name="P1"><text:s text:c="5"/>copy:</text:p>
      <text:p text:style-name="P1"><text:s text:c="6"/>src: 'index.html'</text:p>
      <text:p text:style-name="P1"><text:s text:c="6"/>dest: '/var/www/html/index.html'</text:p>
      <text:p text:style-name="P1"><text:s text:c="6"/>force: yes</text:p>
      <text:p text:style-name="P1"><text:s text:c="3"/>- <text:span text:style-name="T28">name: </text:span><text:span text:style-name="T32">restart</text:span></text:p>
      <text:p text:style-name="P1"><text:s text:c="6"/><text:span text:style-name="T32">shell: ls -la</text:span></text:p>
      <text:p text:style-name="P1"><text:s text:c="6"/><text:span text:style-name="T32">notify: restart service</text:span></text:p>
      <text:p text:style-name="P1"><text:s text:c="2"/></text:p>
      <text:p text:style-name="P1"/>
      <text:p text:style-name="P2"><text:s text:c="2"/>handlers:---------------------&gt;exact level of tasks</text:p>
      <text:p text:style-name="P1"><text:s text:c="3"/>- name: restart service</text:p>
      <text:p text:style-name="P1"><text:soft-page-break/><text:s text:c="5"/>service:</text:p>
      <text:p text:style-name="P1"><text:s text:c="6"/>name: apache2</text:p>
      <text:p text:style-name="P1"><text:s text:c="6"/>state: restarted</text:p>
      <text:p text:style-name="P1"/>
      <text:p text:style-name="P1"/>
      <text:p text:style-name="P1"/>
      <text:p text:style-name="P45">Ansible Roles: <text:span text:style-name="T13">Primary mechanism to breakdown playbook into multiple files.</text:span></text:p>
      <text:p text:style-name="P3"/>
      <text:p text:style-name="P5">Folders:</text:p>
      <text:p text:style-name="P45"><text:span text:style-name="T8">defaults: </text:span><text:span text:style-name="T13">main.yml file contains default values of roles (vars block to override default variables)</text:span></text:p>
      <text:p text:style-name="P45"><text:span text:style-name="T8">files:</text:span><text:span text:style-name="T13"> static files referenced by roles</text:span></text:p>
      <text:p text:style-name="P45"><text:span text:style-name="T8">handlers:</text:span><text:span text:style-name="T13"> </text:span><text:span text:style-name="T14">main.yml contains </text:span><text:span text:style-name="T15">roles handler def</text:span></text:p>
      <text:p text:style-name="P46"><text:span text:style-name="T8">meta:</text:span><text:span text:style-name="T13"> main.yml contains info abt roles including author, license, platforms and optional roles dependencies</text:span></text:p>
      <text:p text:style-name="P46"><text:span text:style-name="T8">tasks:</text:span><text:span text:style-name="T13"> main.yml contains roles task defaults</text:span></text:p>
      <text:p text:style-name="P46"><text:span text:style-name="T8">template:</text:span><text:span text:style-name="T13"> contains jinja2 template engine</text:span></text:p>
      <text:p text:style-name="P4"/>
      <text:p text:style-name="P6">STEPS:</text:p>
      <text:p text:style-name="P6"/>
      <text:p text:style-name="P11">mkdir test-playbook <text:s text:c="10"/>create directory</text:p>
      <text:p text:style-name="P11"/>
      <text:p text:style-name="P5">--<text:span text:style-name="T33">----------------------------------------------------------------------------------------------------</text:span></text:p>
      <text:p text:style-name="P7"/>
      <text:p text:style-name="P8">DOCKERS:</text:p>
      <text:p text:style-name="P8"/>
      <text:p text:style-name="P132">Installation of docker commands:</text:p>
      <text:p text:style-name="P133">sudo apt-get update</text:p>
      <text:p text:style-name="P134"><text:span text:style-name="T31">sudo apt-get install \ca-certificates \curl \gnupg \lsb-release</text:span> </text:p>
      <text:p text:style-name="P134">sudo apt install docker.io</text:p>
      <text:p text:style-name="P135">switch to root user to run docker commands: sudo -i</text:p>
      <text:p text:style-name="P135"/>
      <text:p text:style-name="P138">Installation of docker-compose commands:</text:p>
      <text:p text:style-name="P12">apt-get update </text:p>
      <text:p text:style-name="P12">apt<text:span text:style-name="T17"> get install docker-compose</text:span></text:p>
      <text:p text:style-name="P26"/>
      <text:p text:style-name="P26">#commands to run if installation of docker-compose fails</text:p>
      <text:p text:style-name="P26">apt-get install curl</text:p>
      <text:p text:style-name="P26">apt-get install docker-compose</text:p>
      <text:p text:style-name="P12"><text:span text:style-name="T17"><text:s text:c="13"/></text:span><text:span text:style-name="T18">(or)</text:span></text:p>
      <text:p text:style-name="P26">apt-get install pip</text:p>
      <text:p text:style-name="P26">pip install docker-console</text:p>
      <text:p text:style-name="P26"/>
      <text:p text:style-name="P136">List of used images:</text:p>
      <text:p text:style-name="P137"><text:soft-page-break/>hello-world</text:p>
      <text:p text:style-name="P137">ubuntu</text:p>
      <text:p text:style-name="P137">mysql</text:p>
      <text:p text:style-name="P139"/>
      <table:table table:name="Table2" table:style-name="Table2">
        <table:table-column table:style-name="Table2.A"/>
        <table:table-column table:style-name="Table2.B"/>
        <table:table-row table:style-name="TableLine2803915253120">
          <table:table-cell table:style-name="Table2.A1" office:value-type="string">
            <text:p text:style-name="P78">command</text:p>
          </table:table-cell>
          <table:table-cell table:style-name="Table2.B1" office:value-type="string">
            <text:p text:style-name="P78">usage</text:p>
          </table:table-cell>
        </table:table-row>
        <table:table-row table:style-name="TableLine2803915272432">
          <table:table-cell table:style-name="Table2.A2" office:value-type="string">
            <text:p text:style-name="P67">docker pull <text:span text:style-name="T34">image</text:span>-name</text:p>
          </table:table-cell>
          <table:table-cell table:style-name="Table2.B2" office:value-type="string">
            <text:p text:style-name="P67">Pulls the container from the docker hub repository</text:p>
          </table:table-cell>
        </table:table-row>
        <table:table-row table:style-name="TableLine2803915267808">
          <table:table-cell table:style-name="Table2.A2" office:value-type="string">
            <text:p text:style-name="P65"/>
            <text:p text:style-name="P65"><text:span text:style-name="T35">d</text:span>ocker container <text:span text:style-name="T35">start container-name/id</text:span></text:p>
          </table:table-cell>
          <table:table-cell table:style-name="Table2.B2" office:value-type="string">
            <text:p text:style-name="P66">To start the existing container</text:p>
          </table:table-cell>
        </table:table-row>
        <table:table-row table:style-name="TableLine2803915280320">
          <table:table-cell table:style-name="Table2.A2" office:value-type="string">
            <text:p text:style-name="P65">Docker image rm image-name</text:p>
          </table:table-cell>
          <table:table-cell table:style-name="Table2.B2" office:value-type="string">
            <text:p text:style-name="P65">To remove the unused image</text:p>
          </table:table-cell>
        </table:table-row>
        <table:table-row table:style-name="TableLine2803915268080">
          <table:table-cell table:style-name="Table2.A2" office:value-type="string">
            <text:p text:style-name="P65">docker container rm container-name/id</text:p>
          </table:table-cell>
          <table:table-cell table:style-name="Table2.B2" office:value-type="string">
            <text:p text:style-name="P65">To remove the container</text:p>
          </table:table-cell>
        </table:table-row>
        <table:table-row table:style-name="TableLine2803915280592">
          <table:table-cell table:style-name="Table2.A2" office:value-type="string">
            <text:p text:style-name="P65">docker images<text:span text:style-name="T36"> </text:span><text:span text:style-name="T6">(or)</text:span> docker image ls</text:p>
          </table:table-cell>
          <table:table-cell table:style-name="Table2.B2" office:value-type="string">
            <text:p text:style-name="P65">Lists all images</text:p>
          </table:table-cell>
        </table:table-row>
        <table:table-row table:style-name="TableLine2803915281136">
          <table:table-cell table:style-name="Table2.A2" office:value-type="string">
            <text:p text:style-name="P81">docker container prune</text:p>
          </table:table-cell>
          <table:table-cell table:style-name="Table2.B2" office:value-type="string">
            <text:p text:style-name="P83">Delete all stopped container</text:p>
          </table:table-cell>
        </table:table-row>
        <table:table-row table:style-name="TableLine2803915274608">
          <table:table-cell table:style-name="Table2.A2" office:value-type="string">
            <text:p text:style-name="P82">docker rmi -f $(docker images -aq)</text:p>
          </table:table-cell>
          <table:table-cell table:style-name="Table2.B2" office:value-type="string">
            <text:p text:style-name="P84">Removes all unused images forcefully</text:p>
          </table:table-cell>
        </table:table-row>
        <table:table-row table:style-name="TableLine2803915281680">
          <table:table-cell table:style-name="Table2.A2" office:value-type="string">
            <text:p text:style-name="P85"><text:span text:style-name="T9">docker container ls</text:span> <text:span text:style-name="T37">(or)</text:span><text:span text:style-name="T16"> docker ps</text:span></text:p>
          </table:table-cell>
          <table:table-cell table:style-name="Table2.B2" office:value-type="string">
            <text:p text:style-name="P83">List all running container <text:span text:style-name="T38">(container_id, image, command, created, status, ports name)</text:span></text:p>
          </table:table-cell>
        </table:table-row>
        <table:table-row table:style-name="TableLine2803915271616">
          <table:table-cell table:style-name="Table2.A2" office:value-type="string">
            <text:p text:style-name="P83">docker container ls -a <text:span text:style-name="T7">(or)</text:span><text:span text:style-name="T5"> </text:span><text:span text:style-name="T39">docker ps -a</text:span></text:p>
          </table:table-cell>
          <table:table-cell table:style-name="Table2.B2" office:value-type="string">
            <text:p text:style-name="P83">List all container(stop/running)</text:p>
          </table:table-cell>
        </table:table-row>
        <table:table-row table:style-name="TableLine2803915268352">
          <table:table-cell table:style-name="Table2.A2" office:value-type="string">
            <text:p text:style-name="P83">docker ls -l</text:p>
          </table:table-cell>
          <table:table-cell table:style-name="Table2.B2" office:value-type="string">
            <text:p text:style-name="P83">List latest container(only 1)</text:p>
          </table:table-cell>
        </table:table-row>
        <table:table-row table:style-name="TableLine2803915283040">
          <table:table-cell table:style-name="Table2.A2" office:value-type="string">
            <text:p text:style-name="P86">docker ls -as</text:p>
          </table:table-cell>
          <table:table-cell table:style-name="Table2.B2" office:value-type="string">
            <text:p text:style-name="P86">List all the container with their sizes</text:p>
          </table:table-cell>
        </table:table-row>
        <table:table-row table:style-name="TableLine2803915266720">
          <table:table-cell table:style-name="Table2.A2" office:value-type="string">
            <text:p text:style-name="P83"><text:span text:style-name="T40">d</text:span>ocker run image-name</text:p>
          </table:table-cell>
          <table:table-cell table:style-name="Table2.B2" office:value-type="string">
            <text:p text:style-name="P83">To <text:span text:style-name="T40">create &amp; </text:span>run docker container<text:span text:style-name="T35">(pulls images from repo if it is not present </text:span><text:span text:style-name="T41">pull+create+start</text:span><text:span text:style-name="T35">)</text:span></text:p>
          </table:table-cell>
        </table:table-row>
        <table:table-row table:style-name="TableLine2803915268624">
          <table:table-cell table:style-name="Table2.A2" office:value-type="string">
            <text:p text:style-name="P83"><text:span text:style-name="T40">d</text:span>ocker run --<text:span text:style-name="T42">name &lt;ashu&gt;</text:span> image-name</text:p>
          </table:table-cell>
          <table:table-cell table:style-name="Table2.B2" office:value-type="string">
            <text:p text:style-name="P83">To <text:span text:style-name="T40">create &amp; </text:span>run docker container <text:span text:style-name="T42">by giving name to container</text:span></text:p>
          </table:table-cell>
        </table:table-row>
        <table:table-row table:style-name="TableLine2803915269440">
          <table:table-cell table:style-name="Table2.A2" office:value-type="string">
            <text:p text:style-name="P86">docker run -<text:span text:style-name="T19">it image-name bash</text:span></text:p>
          </table:table-cell>
          <table:table-cell table:style-name="Table2.B2" office:value-type="string">
            <text:p text:style-name="P84">To create and run container and enter into the container (it=interactive terminal)</text:p>
          </table:table-cell>
        </table:table-row>
        <table:table-row table:style-name="TableLine2803915269984">
          <table:table-cell table:style-name="Table2.A2" office:value-type="string">
            <text:p text:style-name="P86">docker run -<text:span text:style-name="T19">it -</text:span><text:span text:style-name="T20">d </text:span><text:span text:style-name="T19">image-name bash</text:span></text:p>
          </table:table-cell>
          <table:table-cell table:style-name="Table2.B2" office:value-type="string">
            <text:p text:style-name="P77"><text:span text:style-name="T43">Creates and runs container </text:span><text:span text:style-name="T38">in detached mode(in background)</text:span></text:p>
          </table:table-cell>
        </table:table-row>
        <table:table-row table:style-name="TableLine2803915270800">
          <table:table-cell table:style-name="Table2.A2" office:value-type="string">
            <text:p text:style-name="P84">docker container exec -<text:span text:style-name="T17">it container-name bash</text:span></text:p>
          </table:table-cell>
          <table:table-cell table:style-name="Table2.B2" office:value-type="string">
            <text:p text:style-name="P84">To start and enter into the existing container</text:p>
          </table:table-cell>
        </table:table-row>
        <table:table-row table:style-name="TableLine2803915272160">
          <table:table-cell table:style-name="Table2.A2" office:value-type="string">
            <text:p text:style-name="P84">dpkg -l|wc -l</text:p>
          </table:table-cell>
          <table:table-cell table:style-name="Table2.B2" office:value-type="string">
            <text:p text:style-name="P84">To list word count(no. of packages)</text:p>
          </table:table-cell>
        </table:table-row>
        <table:table-row table:style-name="TableLine2803915271072">
          <table:table-cell table:style-name="Table2.A2" office:value-type="string">
            <text:p text:style-name="P84">dpkg -l</text:p>
          </table:table-cell>
          <table:table-cell table:style-name="Table2.B2" office:value-type="string">
            <text:p text:style-name="P84">List all packages</text:p>
          </table:table-cell>
        </table:table-row>
        <table:table-row table:style-name="TableLine2803915271344">
          <table:table-cell table:style-name="Table2.A2" office:value-type="string">
            <text:p text:style-name="P84">docker ps -aq</text:p>
          </table:table-cell>
          <table:table-cell table:style-name="Table2.B2" office:value-type="string">
            <text:p text:style-name="P84">List all containers id</text:p>
          </table:table-cell>
        </table:table-row>
        <table:table-row table:style-name="TableLine2803915271888">
          <table:table-cell table:style-name="Table2.A2" office:value-type="string">
            <text:p text:style-name="P84">docker kill container-name/id</text:p>
          </table:table-cell>
          <table:table-cell table:style-name="Table2.B2" office:value-type="string">
            <text:p text:style-name="P84">Stops the container </text:p>
          </table:table-cell>
        </table:table-row>
        <table:table-row table:style-name="TableLine2803915272704">
          <table:table-cell table:style-name="Table2.A2" office:value-type="string">
            <text:p text:style-name="P87">docker pause container-name/id</text:p>
          </table:table-cell>
          <table:table-cell table:style-name="Table2.B2" office:value-type="string">
            <text:p text:style-name="P87">To pause container</text:p>
          </table:table-cell>
        </table:table-row>
        <table:table-row table:style-name="TableLine2803915299088">
          <table:table-cell table:style-name="Table2.A2" office:value-type="string">
            <text:p text:style-name="P87">docker unpause container-name/id</text:p>
          </table:table-cell>
          <table:table-cell table:style-name="Table2.B2" office:value-type="string">
            <text:p text:style-name="P87">To unpause container</text:p>
          </table:table-cell>
        </table:table-row>
        <table:table-row table:style-name="TableLine2803915299904">
          <table:table-cell table:style-name="Table2.A2" office:value-type="string">
            <text:p text:style-name="P87">docker container inspect container-name/id </text:p>
          </table:table-cell>
          <table:table-cell table:style-name="Table2.B2" office:value-type="string">
            <text:p text:style-name="P87">To debug the container</text:p>
          </table:table-cell>
        </table:table-row>
        <table:table-row table:style-name="TableLine2803915285216">
          <table:table-cell table:style-name="Table2.A2" office:value-type="string">
            <text:p text:style-name="P84">docker diff container-name/id</text:p>
            <text:p text:style-name="P84"/>
          </table:table-cell>
          <table:table-cell table:style-name="Table2.B2" office:value-type="string">
            <text:p text:style-name="P88">Shows difference all packages inside it</text:p>
          </table:table-cell>
        </table:table-row>
        <table:table-row table:style-name="TableLine2803915288752">
          <table:table-cell table:style-name="Table2.A2" office:value-type="string">
            <text:p text:style-name="P84">docker commit container-name/id(modified) ashwini-figlet</text:p>
          </table:table-cell>
          <table:table-cell table:style-name="Table2.B2" office:value-type="string">
            <text:p text:style-name="P88">To commit the changes done in running container and create custom image</text:p>
          </table:table-cell>
        </table:table-row>
        <text:soft-page-break/>
        <table:table-row table:style-name="TableLine2803915289024">
          <table:table-cell table:style-name="Table2.A2" office:value-type="string">
            <text:p text:style-name="P48">rm -rf directory_name</text:p>
          </table:table-cell>
          <table:table-cell table:style-name="Table2.B2" office:value-type="string">
            <text:p text:style-name="P89">To remove directory forcefully</text:p>
          </table:table-cell>
        </table:table-row>
        <table:table-row table:style-name="TableLine2803915290112">
          <table:table-cell table:style-name="Table2.A2" office:value-type="string">
            <text:p text:style-name="P90">docker image inspect imagename/id</text:p>
          </table:table-cell>
          <table:table-cell table:style-name="Table2.B2" office:value-type="string">
            <text:p text:style-name="P90">To debug image /<text:span text:style-name="T44">details of image</text:span></text:p>
          </table:table-cell>
        </table:table-row>
        <table:table-row table:style-name="TableLine2803915285488">
          <table:table-cell table:style-name="Table2.A2" office:value-type="string">
            <text:p text:style-name="P91">docker-compose up -d</text:p>
          </table:table-cell>
          <table:table-cell table:style-name="Table2.B2" office:value-type="string">
            <text:p text:style-name="P91">To run all containers from docker-co<text:span text:style-name="T45">mpose</text:span>.yml in current directory in background</text:p>
          </table:table-cell>
        </table:table-row>
        <table:table-row table:style-name="TableLine2803915299360">
          <table:table-cell table:style-name="Table2.A2" office:value-type="string">
            <text:p text:style-name="P91">docker-compose -f anotherfile.yml up -d</text:p>
          </table:table-cell>
          <table:table-cell table:style-name="Table2.B2" office:value-type="string">
            <text:p text:style-name="P91">If multiple yml files are present</text:p>
          </table:table-cell>
        </table:table-row>
        <table:table-row table:style-name="TableLine2803915283312">
          <table:table-cell table:style-name="Table2.A2" office:value-type="string">
            <text:p text:style-name="P92">docker kill $(docker ps -q)</text:p>
          </table:table-cell>
          <table:table-cell table:style-name="Table2.B2" office:value-type="string">
            <text:p text:style-name="P92">To stop all running containers</text:p>
          </table:table-cell>
        </table:table-row>
        <table:table-row table:style-name="TableLine2803915298816">
          <table:table-cell table:style-name="Table2.A2" office:value-type="string">
            <text:p text:style-name="P92"><text:span text:style-name="T45">d</text:span>ocker-co<text:span text:style-name="T45">mpose </text:span>down</text:p>
          </table:table-cell>
          <table:table-cell table:style-name="Table2.B2" office:value-type="string">
            <text:p text:style-name="P92">To stop and delete all running containers</text:p>
          </table:table-cell>
        </table:table-row>
        <table:table-row table:style-name="TableLine2803915294736">
          <table:table-cell table:style-name="Table2.A2" office:value-type="string">
            <text:p text:style-name="P93">docker network ls</text:p>
          </table:table-cell>
          <table:table-cell table:style-name="Table2.B2" office:value-type="string">
            <text:p text:style-name="P93">To list all networks</text:p>
          </table:table-cell>
        </table:table-row>
        <table:table-row table:style-name="TableLine2803915289568">
          <table:table-cell table:style-name="Table2.A2" office:value-type="string">
            <text:p text:style-name="P93">docker inspect <text:span text:style-name="T12">container-name/id | grep IPAddress</text:span></text:p>
          </table:table-cell>
          <table:table-cell table:style-name="Table2.B2" office:value-type="string">
            <text:p text:style-name="P13"><text:span text:style-name="T46">T</text:span>o get IP-address from inspect command </text:p>
          </table:table-cell>
        </table:table-row>
        <table:table-row table:style-name="TableLine2803915293648">
          <table:table-cell table:style-name="Table2.A2" office:value-type="string">
            <text:p text:style-name="P93">docker network create network-name</text:p>
          </table:table-cell>
          <table:table-cell table:style-name="Table2.B2" office:value-type="string">
            <text:p text:style-name="P93">To create new network</text:p>
          </table:table-cell>
        </table:table-row>
        <table:table-row table:style-name="TableLine2803915295008">
          <table:table-cell table:style-name="Table2.A2" office:value-type="string">
            <text:p text:style-name="P94">docker run -it --<text:span text:style-name="T12">name network_con --net thbs_solution nginx</text:span></text:p>
          </table:table-cell>
          <table:table-cell table:style-name="Table2.B2" office:value-type="string">
            <text:p text:style-name="P94">To run a<text:span text:style-name="T12"> container inside newly created network </text:span></text:p>
          </table:table-cell>
        </table:table-row>
        <table:table-row table:style-name="TableLine2803915297728">
          <table:table-cell table:style-name="Table2.A2" office:value-type="string">
            <text:p text:style-name="P14"><text:span text:style-name="T2">var/</text:span><text:span text:style-name="T3">lib/docker/volumes</text:span></text:p>
          </table:table-cell>
          <table:table-cell table:style-name="Table2.B2" office:value-type="string">
            <text:p text:style-name="P95">Default path of volumes</text:p>
          </table:table-cell>
        </table:table-row>
        <table:table-row table:style-name="TableLine2803915286304">
          <table:table-cell table:style-name="Table2.A2" office:value-type="string">
            <text:p text:style-name="P17">docker volume create volume-name</text:p>
          </table:table-cell>
          <table:table-cell table:style-name="Table2.B2" office:value-type="string">
            <text:p text:style-name="P95">To create volumes</text:p>
          </table:table-cell>
        </table:table-row>
        <table:table-row table:style-name="TableLine2803915286032">
          <table:table-cell table:style-name="Table2.A2" office:value-type="string">
            <text:p text:style-name="P17">docker volume ls</text:p>
          </table:table-cell>
          <table:table-cell table:style-name="Table2.B2" office:value-type="string">
            <text:p text:style-name="P95">To list volumes</text:p>
          </table:table-cell>
        </table:table-row>
        <table:table-row table:style-name="TableLine2803915290928">
          <table:table-cell table:style-name="Table2.A2" office:value-type="string">
            <text:p text:style-name="P17">docker volume inspect volume-name</text:p>
          </table:table-cell>
          <table:table-cell table:style-name="Table2.B2" office:value-type="string">
            <text:p text:style-name="P95">To inspect volumes</text:p>
          </table:table-cell>
        </table:table-row>
        <table:table-row table:style-name="TableLine2803915283856">
          <table:table-cell table:style-name="Table2.A2" office:value-type="string">
            <text:p text:style-name="P17">docker volume rm volume-name</text:p>
          </table:table-cell>
          <table:table-cell table:style-name="Table2.B2" office:value-type="string">
            <text:p text:style-name="P95">To delete volume</text:p>
          </table:table-cell>
        </table:table-row>
        <table:table-row table:style-name="TableLine2803915289296">
          <table:table-cell table:style-name="Table2.A2" office:value-type="string">
            <text:p text:style-name="P18"><text:span text:style-name="T47">d</text:span>ocker run -it --name <text:span text:style-name="T47">con1 -</text:span><text:span text:style-name="T22">v volname:/direc-name nginx </text:span></text:p>
          </table:table-cell>
          <table:table-cell table:style-name="Table2.B2" office:value-type="string">
            <text:p text:style-name="P96">To run a container by adding volume so all the files inside container <text:span text:style-name="T2">direc-name will be stored in volname even if container is stopped/</text:span><text:span text:style-name="T3">deleted</text:span></text:p>
          </table:table-cell>
        </table:table-row>
        <table:table-row table:style-name="TableLine2803915289840">
          <table:table-cell table:style-name="Table2.A2" office:value-type="string">
            <text:p text:style-name="P19">docker container stats</text:p>
          </table:table-cell>
          <table:table-cell table:style-name="Table2.B2" office:value-type="string">
            <text:p text:style-name="P97">live data stream for running containers</text:p>
          </table:table-cell>
        </table:table-row>
        <table:table-row table:style-name="TableLine2803915292288">
          <table:table-cell table:style-name="Table2.A2" office:value-type="string">
            <text:p text:style-name="P19">docker container rename container-id/name new-name</text:p>
          </table:table-cell>
          <table:table-cell table:style-name="Table2.B2" office:value-type="string">
            <text:p text:style-name="P98">Renames the container</text:p>
          </table:table-cell>
        </table:table-row>
        <table:table-row table:style-name="TableLine2803915297184">
          <table:table-cell table:style-name="Table2.A2" office:value-type="string">
            <text:p text:style-name="P19">curl ipaddress: portnumber</text:p>
          </table:table-cell>
          <table:table-cell table:style-name="Table2.B2" office:value-type="string">
            <text:p text:style-name="P99">Shows output in terminal</text:p>
          </table:table-cell>
        </table:table-row>
        <table:table-row table:style-name="TableLine2803915293104">
          <table:table-cell table:style-name="Table2.A2" office:value-type="string">
            <text:p text:style-name="P20">docker login</text:p>
          </table:table-cell>
          <table:table-cell table:style-name="Table2.B2" office:value-type="string">
            <text:p text:style-name="P100">To authenticate docker hub <text:span text:style-name="T48">r</text:span>epository</text:p>
          </table:table-cell>
        </table:table-row>
        <table:table-row table:style-name="TableLine2803915291472">
          <table:table-cell table:style-name="Table2.A2" office:value-type="string">
            <text:p text:style-name="P21">Docker build -<text:span text:style-name="T17">t repo-name: image-name .</text:span></text:p>
            <text:p text:style-name="P27">Eg: docker build ashwinih2611/thbs:ansible-image .</text:p>
          </table:table-cell>
          <table:table-cell table:style-name="Table2.B2" office:value-type="string">
            <text:p text:style-name="P101">To push the created image into docker repository the image should be tagged <text:span text:style-name="T49">with repository name</text:span></text:p>
          </table:table-cell>
        </table:table-row>
        <table:table-row table:style-name="TableLine2803915296096">
          <table:table-cell table:style-name="Table2.A2" office:value-type="string">
            <text:p text:style-name="P17"/>
            <text:p text:style-name="P22">docker push ashwinih2611/thbs:ansible_image .</text:p>
          </table:table-cell>
          <table:table-cell table:style-name="Table2.B2" office:value-type="string">
            <text:p text:style-name="P102">Pushes the image to repository</text:p>
          </table:table-cell>
        </table:table-row>
      </table:table>
      <text:p text:style-name="P8"/>
      <text:p text:style-name="P8"/>
      <text:p text:style-name="P9">-------------------------------------------------------------------------------------------------------</text:p>
      <text:p text:style-name="P8"/>
      <text:p text:style-name="P8">GIT:</text:p>
      <text:p text:style-name="P8"/>
      <text:p text:style-name="P49">GIT COMMANDS</text:p>
      <text:p text:style-name="P49"/>
      <table:table table:name="Table3" table:style-name="Table3">
        <table:table-column table:style-name="Table3.A"/>
        <table:table-column table:style-name="Table3.B"/>
        <table:table-row table:style-name="TableLine2803917867264">
          <table:table-cell table:style-name="Table3.A1" office:value-type="string">
            <text:p text:style-name="P79">COMMANDS</text:p>
          </table:table-cell>
          <table:table-cell table:style-name="Table3.B1" office:value-type="string">
            <text:p text:style-name="P79">DESCRIPTION</text:p>
          </table:table-cell>
        </table:table-row>
        <table:table-row table:style-name="TableLine2803917868896">
          <table:table-cell table:style-name="Table3.A2" office:value-type="string">
            <text:p text:style-name="P103">git config --global user.name “[name]”</text:p>
          </table:table-cell>
          <table:table-cell table:style-name="Table3.B2" office:value-type="string">
            <text:p text:style-name="P104">To set the name</text:p>
          </table:table-cell>
        </table:table-row>
        <table:table-row table:style-name="TableLine2803917901264">
          <table:table-cell table:style-name="Table3.A2" office:value-type="string">
            <text:p text:style-name="P103">git config --global user.email “[email]”</text:p>
          </table:table-cell>
          <table:table-cell table:style-name="Table3.B2" office:value-type="string">
            <text:p text:style-name="P104">To set the email</text:p>
          </table:table-cell>
        </table:table-row>
        <text:soft-page-break/>
        <table:table-row table:style-name="TableLine2803917892016">
          <table:table-cell table:style-name="Table3.A2" office:value-type="string">
            <text:p text:style-name="P104">git init</text:p>
          </table:table-cell>
          <table:table-cell table:style-name="Table3.B2" office:value-type="string">
            <text:p text:style-name="P104">To create local git repository with .git</text:p>
          </table:table-cell>
        </table:table-row>
        <table:table-row table:style-name="TableLine2803917885760">
          <table:table-cell table:style-name="Table3.A2" office:value-type="string">
            <text:p text:style-name="P104">git clone url</text:p>
          </table:table-cell>
          <table:table-cell table:style-name="Table3.B2" office:value-type="string">
            <text:p text:style-name="P104">To clone all the files from remote url to local</text:p>
          </table:table-cell>
        </table:table-row>
        <table:table-row table:style-name="TableLine2803917892288">
          <table:table-cell table:style-name="Table3.A2" office:value-type="string">
            <text:p text:style-name="P104">git status</text:p>
          </table:table-cell>
          <table:table-cell table:style-name="Table3.B2" office:value-type="string">
            <text:p text:style-name="P104">Shows modified files in working directory</text:p>
          </table:table-cell>
        </table:table-row>
        <table:table-row table:style-name="TableLine2803917892560">
          <table:table-cell table:style-name="Table3.A2" office:value-type="string">
            <text:p text:style-name="P104">git add filename</text:p>
          </table:table-cell>
          <table:table-cell table:style-name="Table3.B2" office:value-type="string">
            <text:p text:style-name="P104">To stage mentioned file</text:p>
          </table:table-cell>
        </table:table-row>
        <table:table-row table:style-name="TableLine2803917896912">
          <table:table-cell table:style-name="Table3.A2" office:value-type="string">
            <text:p text:style-name="P104">git add .</text:p>
          </table:table-cell>
          <table:table-cell table:style-name="Table3.B2" office:value-type="string">
            <text:p text:style-name="P104">To stage all modified files</text:p>
          </table:table-cell>
        </table:table-row>
        <table:table-row table:style-name="TableLine2803917889296">
          <table:table-cell table:style-name="Table3.A2" office:value-type="string">
            <text:p text:style-name="P105">git commit -m “message”</text:p>
          </table:table-cell>
          <table:table-cell table:style-name="Table3.B2" office:value-type="string">
            <text:p text:style-name="P105">To commit all staged files</text:p>
          </table:table-cell>
        </table:table-row>
        <table:table-row table:style-name="TableLine2803917893104">
          <table:table-cell table:style-name="Table3.A2" office:value-type="string">
            <text:p text:style-name="P105">git branch</text:p>
          </table:table-cell>
          <table:table-cell table:style-name="Table3.B2" office:value-type="string">
            <text:p text:style-name="P105">List all branches</text:p>
          </table:table-cell>
        </table:table-row>
        <table:table-row table:style-name="TableLine2803917885488">
          <table:table-cell table:style-name="Table3.A2" office:value-type="string">
            <text:p text:style-name="P105">git branch branch-name</text:p>
          </table:table-cell>
          <table:table-cell table:style-name="Table3.B2" office:value-type="string">
            <text:p text:style-name="P105">To create new branch</text:p>
          </table:table-cell>
        </table:table-row>
        <table:table-row table:style-name="TableLine2803917894736">
          <table:table-cell table:style-name="Table3.A2" office:value-type="string">
            <text:p text:style-name="P105">git checkout branch-name</text:p>
          </table:table-cell>
          <table:table-cell table:style-name="Table3.B2" office:value-type="string">
            <text:p text:style-name="P105">To switch to the specified branch</text:p>
          </table:table-cell>
        </table:table-row>
        <table:table-row table:style-name="TableLine2803917901536">
          <table:table-cell table:style-name="Table3.A2" office:value-type="string">
            <text:p text:style-name="P105">git checkout<text:span text:style-name="T17"> -b branch-name</text:span></text:p>
          </table:table-cell>
          <table:table-cell table:style-name="Table3.B2" office:value-type="string">
            <text:p text:style-name="P105">To create and switch to specified branch</text:p>
          </table:table-cell>
        </table:table-row>
        <table:table-row table:style-name="TableLine2803917895008">
          <table:table-cell table:style-name="Table3.A2" office:value-type="string">
            <text:p text:style-name="P105">git log</text:p>
          </table:table-cell>
          <table:table-cell table:style-name="Table3.B2" office:value-type="string">
            <text:p text:style-name="P105">Shows all commits in current branch’s history</text:p>
          </table:table-cell>
        </table:table-row>
        <table:table-row table:style-name="TableLine2803917898000">
          <table:table-cell table:style-name="Table3.A2" office:value-type="string">
            <text:p text:style-name="P106">git merge branch-name</text:p>
          </table:table-cell>
          <table:table-cell table:style-name="Table3.B2" office:value-type="string">
            <text:p text:style-name="P106">Merge specified branch’s history into current branch</text:p>
          </table:table-cell>
        </table:table-row>
        <table:table-row table:style-name="TableLine2803917886032">
          <table:table-cell table:style-name="Table3.A2" office:value-type="string">
            <text:p text:style-name="P106">git diff</text:p>
          </table:table-cell>
          <table:table-cell table:style-name="Table3.B2" office:value-type="string">
            <text:p text:style-name="P106">Diff of what is changed but not staged</text:p>
          </table:table-cell>
        </table:table-row>
        <table:table-row table:style-name="TableLine2803917887936">
          <table:table-cell table:style-name="Table3.A2" office:value-type="string">
            <text:p text:style-name="P107">git remote add origin url</text:p>
          </table:table-cell>
          <table:table-cell table:style-name="Table3.B2" office:value-type="string">
            <text:p text:style-name="P107">Set the remote repository</text:p>
          </table:table-cell>
        </table:table-row>
        <table:table-row table:style-name="TableLine2803917884400">
          <table:table-cell table:style-name="Table3.A2" office:value-type="string">
            <text:p text:style-name="P107">git fetch</text:p>
          </table:table-cell>
          <table:table-cell table:style-name="Table3.B2" office:value-type="string">
            <text:p text:style-name="P107">Fetches all branches from git remote</text:p>
          </table:table-cell>
        </table:table-row>
        <table:table-row table:style-name="TableLine2803917895824">
          <table:table-cell table:style-name="Table3.A2" office:value-type="string">
            <text:p text:style-name="P107">git merge origin/branch-name</text:p>
          </table:table-cell>
          <table:table-cell table:style-name="Table3.B2" office:value-type="string">
            <text:p text:style-name="P107">Merges remote specified branch into current branch</text:p>
          </table:table-cell>
        </table:table-row>
        <table:table-row table:style-name="TableLine2803917896096">
          <table:table-cell table:style-name="Table3.A2" office:value-type="string">
            <text:p text:style-name="P108">git push</text:p>
          </table:table-cell>
          <table:table-cell table:style-name="Table3.B2" office:value-type="string">
            <text:p text:style-name="P108">Pushes local branch commits to remote repository</text:p>
          </table:table-cell>
        </table:table-row>
        <table:table-row table:style-name="TableLine2803917897184">
          <table:table-cell table:style-name="Table3.A2" office:value-type="string">
            <text:p text:style-name="P108">git push origin/branch-name</text:p>
          </table:table-cell>
          <table:table-cell table:style-name="Table3.B2" office:value-type="string">
            <text:p text:style-name="P108">Pushes local branch commits to specified branch of remote repository</text:p>
          </table:table-cell>
        </table:table-row>
        <table:table-row table:style-name="TableLine2803917897456">
          <table:table-cell table:style-name="Table3.A2" office:value-type="string">
            <text:p text:style-name="P109">git pull</text:p>
          </table:table-cell>
          <table:table-cell table:style-name="Table3.B2" office:value-type="string">
            <text:p text:style-name="P109">Fetch and merge commits from remote repository</text:p>
          </table:table-cell>
        </table:table-row>
        <table:table-row table:style-name="TableLine2803917898272">
          <table:table-cell table:style-name="Table3.A2" office:value-type="string">
            <text:p text:style-name="P110">git stash save filename</text:p>
          </table:table-cell>
          <table:table-cell table:style-name="Table3.B2" office:value-type="string">
            <text:p text:style-name="P110">Saves modified and staged changes </text:p>
          </table:table-cell>
        </table:table-row>
        <table:table-row table:style-name="TableLine2803917884944">
          <table:table-cell table:style-name="Table3.A2" office:value-type="string">
            <text:p text:style-name="P110">git stash list</text:p>
          </table:table-cell>
          <table:table-cell table:style-name="Table3.B2" office:value-type="string">
            <text:p text:style-name="P110">List all stashed file changes</text:p>
          </table:table-cell>
        </table:table-row>
        <table:table-row table:style-name="TableLine2803917898816">
          <table:table-cell table:style-name="Table3.A2" office:value-type="string">
            <text:p text:style-name="P111">git stash apply stash-name</text:p>
          </table:table-cell>
          <table:table-cell table:style-name="Table3.B2" office:value-type="string">
            <text:p text:style-name="P111">Apply all saved changes to current branch</text:p>
          </table:table-cell>
        </table:table-row>
        <table:table-row table:style-name="TableLine2803917885216">
          <table:table-cell table:style-name="Table3.A2" office:value-type="string">
            <text:p text:style-name="P111">git stash drop</text:p>
          </table:table-cell>
          <table:table-cell table:style-name="Table3.B2" office:value-type="string">
            <text:p text:style-name="P111">Removes stash from top of stash stack</text:p>
          </table:table-cell>
        </table:table-row>
        <table:table-row table:style-name="TableLine2803917886304">
          <table:table-cell table:style-name="Table3.A2" office:value-type="string">
            <text:p text:style-name="P112">git stash pop</text:p>
          </table:table-cell>
          <table:table-cell table:style-name="Table3.B2" office:value-type="string">
            <text:p text:style-name="P112">It applies stash to current branch and will be removed from stash list</text:p>
          </table:table-cell>
        </table:table-row>
        <table:table-row table:style-name="TableLine2803917886576">
          <table:table-cell table:style-name="Table3.A2" office:value-type="string">
            <text:p text:style-name="P105"/>
          </table:table-cell>
          <table:table-cell table:style-name="Table3.B2" office:value-type="string">
            <text:p text:style-name="P105"/>
          </table:table-cell>
        </table:table-row>
        <table:table-row table:style-name="TableLine2803917886848">
          <table:table-cell table:style-name="Table3.A2" office:value-type="string">
            <text:p text:style-name="P105"/>
          </table:table-cell>
          <table:table-cell table:style-name="Table3.B2" office:value-type="string">
            <text:p text:style-name="P105"/>
          </table:table-cell>
        </table:table-row>
      </table:table>
      <text:p text:style-name="P50"/>
      <text:p text:style-name="P50"/>
      <text:p text:style-name="P50"/>
      <text:p text:style-name="P51">Git flow:</text:p>
      <text:p text:style-name="P51"/>
      <text:p text:style-name="P31">git pull</text:p>
      <text:p text:style-name="P31">add/modify files</text:p>
      <text:p text:style-name="P31">git add .</text:p>
      <text:p text:style-name="P31">git commit -m “message”</text:p>
      <text:p text:style-name="P29">git push</text:p>
      <text:p text:style-name="P29"/>
      <text:p text:style-name="P29"><text:soft-page-break/></text:p>
      <text:p text:style-name="P30">KUBERNETES:</text:p>
      <text:p text:style-name="P30"/>
      <text:p text:style-name="P52">KUBERNETES</text:p>
      <text:p text:style-name="P52"/>
      <text:p text:style-name="P15">It is container orchestration(management) tool. </text:p>
      <text:p text:style-name="P15"/>
      <text:p text:style-name="P15"/>
      <text:p text:style-name="P15"><text:span text:style-name="T50">Minikubes:</text:span> </text:p>
      <text:p text:style-name="P15"/>
      <text:p text:style-name="P15">It provides the kubernetes cluster setup with one master and one worker with an abstraction layer for learning purpose. </text:p>
      <text:p text:style-name="P15"/>
      <text:p text:style-name="P15">Minimum requirement: 2CPU, 2GB RAM.</text:p>
      <text:p text:style-name="P15"/>
      <text:p text:style-name="P24">Installation of minikubes:</text:p>
      <text:p text:style-name="P24"/>
      <text:p text:style-name="P15">apt-get update </text:p>
      <text:p text:style-name="P15">apt-get upgrade</text:p>
      <text:p text:style-name="P15">apt-get install docker.io</text:p>
      <text:p text:style-name="P24"/>
      <text:p text:style-name="P24"><text:a xlink:type="simple" xlink:href="https://webme.ie/how-to-run-minikube-on-a-virtualbox-vm/" office:target-frame-name="_blank" xlink:show="new" text:style-name="Internet_20_link" text:visited-style-name="Visited_20_Internet_20_Link"><text:span text:style-name="T52">https://webme.ie/how-to-run-minikube-on-a-virtualbox-vm/</text:span></text:a> </text:p>
      <text:p text:style-name="P16"/>
      <text:p text:style-name="P16">CMD [“/bin/bash”, “-c”,”while true; do echo hello-world; sleep 5;done;”]</text:p>
      <text:p text:style-name="P24"/>
      <table:table table:name="Table4" table:style-name="Table4">
        <table:table-column table:style-name="Table4.A"/>
        <table:table-column table:style-name="Table4.B"/>
        <table:table-row table:style-name="TableLine2803786697104">
          <table:table-cell table:style-name="Table4.A1" office:value-type="string">
            <text:p text:style-name="P80">COMMANDS</text:p>
          </table:table-cell>
          <table:table-cell table:style-name="Table4.B1" office:value-type="string">
            <text:p text:style-name="P80">DESCRIPTION</text:p>
          </table:table-cell>
        </table:table-row>
        <table:table-row table:style-name="TableLine2803786688400">
          <table:table-cell table:style-name="Table4.A2" office:value-type="string">
            <text:p text:style-name="P113">kubectl get nodes</text:p>
          </table:table-cell>
          <table:table-cell table:style-name="Table4.B2" office:value-type="string">
            <text:p text:style-name="P113">To get all nodes</text:p>
          </table:table-cell>
        </table:table-row>
        <table:table-row table:style-name="TableLine2803786691392">
          <table:table-cell table:style-name="Table4.A2" office:value-type="string">
            <text:p text:style-name="P113">which kubectl</text:p>
          </table:table-cell>
          <table:table-cell table:style-name="Table4.B2" office:value-type="string">
            <text:p text:style-name="P113">Gives path of kubectl</text:p>
          </table:table-cell>
        </table:table-row>
        <table:table-row table:style-name="TableLine2803786693296">
          <table:table-cell table:style-name="Table4.A2" office:value-type="string">
            <text:p text:style-name="P113">kubectl describe node node-name</text:p>
          </table:table-cell>
          <table:table-cell table:style-name="Table4.B2" office:value-type="string">
            <text:p text:style-name="P113">To get details of node</text:p>
          </table:table-cell>
        </table:table-row>
        <table:table-row table:style-name="TableLine2803786697648">
          <table:table-cell table:style-name="Table4.A2" office:value-type="string">
            <text:p text:style-name="P113">kubectl create -f pod.yml</text:p>
          </table:table-cell>
          <table:table-cell table:style-name="Table4.B2" office:value-type="string">
            <text:p text:style-name="P113">To create manifest file(.yml file name)</text:p>
          </table:table-cell>
        </table:table-row>
        <table:table-row table:style-name="TableLine2803786693024">
          <table:table-cell table:style-name="Table4.A2" office:value-type="string">
            <text:p text:style-name="P113">kubectl apply -f pod.yml</text:p>
          </table:table-cell>
          <table:table-cell table:style-name="Table4.B2" office:value-type="string">
            <text:p text:style-name="P113">To create and update manifest file</text:p>
          </table:table-cell>
        </table:table-row>
        <table:table-row table:style-name="TableLine2803786692208">
          <table:table-cell table:style-name="Table4.A2" office:value-type="string">
            <text:p text:style-name="P113">kubectl get pods</text:p>
          </table:table-cell>
          <table:table-cell table:style-name="Table4.B2" office:value-type="string">
            <text:p text:style-name="P113">List of all pods</text:p>
          </table:table-cell>
        </table:table-row>
        <table:table-row table:style-name="TableLine2803786693568">
          <table:table-cell table:style-name="Table4.A2" office:value-type="string">
            <text:p text:style-name="P113">kubectl describe pod pod-name</text:p>
            <text:p text:style-name="P113"><text:s text:c="12"/><text:span text:style-name="T36"><text:s/></text:span><text:span text:style-name="T6">(or)</text:span></text:p>
            <text:p text:style-name="P113">kubectl describe pod/pod-name</text:p>
          </table:table-cell>
          <table:table-cell table:style-name="Table4.B2" office:value-type="string">
            <text:p text:style-name="P113">To get details of pod</text:p>
          </table:table-cell>
        </table:table-row>
        <table:table-row table:style-name="TableLine2803786693840">
          <table:table-cell table:style-name="Table4.A2" office:value-type="string">
            <text:p text:style-name="P113"><text:span text:style-name="T55">k</text:span>ubectl logs -<text:span text:style-name="T56">f pod-name</text:span></text:p>
          </table:table-cell>
          <table:table-cell table:style-name="Table4.B2" office:value-type="string">
            <text:p text:style-name="P114">To get logs of pod</text:p>
          </table:table-cell>
        </table:table-row>
        <table:table-row table:style-name="TableLine2803786694112">
          <table:table-cell table:style-name="Table4.A2" office:value-type="string">
            <text:p text:style-name="P114">minikube start</text:p>
          </table:table-cell>
          <table:table-cell table:style-name="Table4.B2" office:value-type="string">
            <text:p text:style-name="P114">To start minikube</text:p>
          </table:table-cell>
        </table:table-row>
        <table:table-row table:style-name="TableLine2803786694384">
          <table:table-cell table:style-name="Table4.A2" office:value-type="string">
            <text:p text:style-name="P115"><text:span text:style-name="T55">k</text:span>ubectl logs -<text:span text:style-name="T17">f pod-name -c container-name</text:span></text:p>
          </table:table-cell>
          <table:table-cell table:style-name="Table4.B2" office:value-type="string">
            <text:p text:style-name="P115">To get logs of particular container in pod</text:p>
          </table:table-cell>
        </table:table-row>
        <table:table-row table:style-name="TableLine2803786694656">
          <table:table-cell table:style-name="Table4.A2" office:value-type="string">
            <text:p text:style-name="P116"><text:span text:style-name="T55">k</text:span>ubectl delete pod pod-name</text:p>
            <text:p text:style-name="P116"><text:s text:c="14"/><text:span text:style-name="T36"><text:s/></text:span><text:span text:style-name="T6">(or)</text:span></text:p>
            <text:p text:style-name="P116">kubectl delete -f pod.yml</text:p>
          </table:table-cell>
          <table:table-cell table:style-name="Table4.B2" office:value-type="string">
            <text:p text:style-name="P116">To delete pod</text:p>
          </table:table-cell>
        </table:table-row>
        <table:table-row table:style-name="TableLine2803786695200">
          <table:table-cell table:style-name="Table4.A2" office:value-type="string">
            <text:p text:style-name="P117"><text:span text:style-name="T57">k</text:span>ubectl get pods -<text:span text:style-name="T17">o wide pod-name</text:span></text:p>
          </table:table-cell>
          <table:table-cell table:style-name="Table4.B2" office:value-type="string">
            <text:p text:style-name="P117">To get more details of pod (IP address, node)</text:p>
          </table:table-cell>
        </table:table-row>
        <table:table-row table:style-name="TableLine2803786695472">
          <table:table-cell table:style-name="Table4.A2" office:value-type="string">
            <text:p text:style-name="P118"/>
            <text:p text:style-name="P118">kubectl exec -<text:span text:style-name="T17">it pod-name -c container-name -- /</text:span><text:span text:style-name="T21">bin</text:span><text:span text:style-name="T23">/</text:span><text:span text:style-name="T21">bash</text:span></text:p>
          </table:table-cell>
          <table:table-cell table:style-name="Table4.B2" office:value-type="string">
            <text:p text:style-name="P118"/>
            <text:p text:style-name="P118">To get into the container from particular pod </text:p>
          </table:table-cell>
        </table:table-row>
        <table:table-row table:style-name="TableLine2803786700096">
          <table:table-cell table:style-name="Table4.A2" office:value-type="string">
            <text:p text:style-name="P119">kubectl run pod-name --<text:span text:style-name="T17">i</text:span>mage-name=nginx --<text:soft-page-break/>port=8080 --restart=never</text:p>
          </table:table-cell>
          <table:table-cell table:style-name="Table4.B2" office:value-type="string">
            <text:p text:style-name="P125">Creating pod in externally(command-line)</text:p>
          </table:table-cell>
        </table:table-row>
        <table:table-row table:style-name="TableLine2803786695744">
          <table:table-cell table:style-name="Table4.A2" office:value-type="string">
            <text:p text:style-name="P120">kubectl get pods --show-labels</text:p>
          </table:table-cell>
          <table:table-cell table:style-name="Table4.B2" office:value-type="string">
            <text:p text:style-name="P126">To see labels of all pods</text:p>
          </table:table-cell>
        </table:table-row>
        <table:table-row table:style-name="TableLine2803786698736">
          <table:table-cell table:style-name="Table4.A2" office:value-type="string">
            <text:p text:style-name="P121">kubectl get pods<text:span text:style-name="T17"> -l company=thbs</text:span></text:p>
          </table:table-cell>
          <table:table-cell table:style-name="Table4.B2" office:value-type="string">
            <text:p text:style-name="P127">To get all pods with label=thbs <text:span text:style-name="T58">(filtering)</text:span></text:p>
          </table:table-cell>
        </table:table-row>
        <table:table-row table:style-name="TableLine2803786699552">
          <table:table-cell table:style-name="Table4.A2" office:value-type="string">
            <text:p text:style-name="P121">kubectl get pods<text:span text:style-name="T17"> -l company=thbs, </text:span><text:span text:style-name="T24">class=devops</text:span></text:p>
          </table:table-cell>
          <table:table-cell table:style-name="Table4.B2" office:value-type="string">
            <text:p text:style-name="P128">To get all pods which holds all <text:span text:style-name="T59">specified </text:span>label values(<text:span text:style-name="T36">AND </text:span>operation)</text:p>
          </table:table-cell>
        </table:table-row>
        <table:table-row table:style-name="TableLine2803786708800">
          <table:table-cell table:style-name="Table4.A2" office:value-type="string">
            <text:p text:style-name="P122">kubectl get pods -l ‘class in (devops, kubernetes)’</text:p>
          </table:table-cell>
          <table:table-cell table:style-name="Table4.B2" office:value-type="string">
            <text:p text:style-name="P129">Returns all pods with label class=devops<text:span text:style-name="T36"> (or)</text:span> class=kubernetes</text:p>
          </table:table-cell>
        </table:table-row>
        <table:table-row table:style-name="TableLine2803786707712">
          <table:table-cell table:style-name="Table4.A2" office:value-type="string">
            <text:p text:style-name="P122">kubectl get pods -l ‘class <text:span text:style-name="T60">not</text:span>in (devops, kubernetes)’</text:p>
          </table:table-cell>
          <table:table-cell table:style-name="Table4.B2" office:value-type="string">
            <text:p text:style-name="P129">Returns all pods with <text:span text:style-name="T60">doesn't have </text:span>label class=devops (or) class=kubernetes</text:p>
          </table:table-cell>
        </table:table-row>
        <table:table-row table:style-name="TableLine2803786705536">
          <table:table-cell table:style-name="Table4.A2" office:value-type="string">
            <text:p text:style-name="P123">kubectl label nodes node-name company=thbs</text:p>
          </table:table-cell>
          <table:table-cell table:style-name="Table4.B2" office:value-type="string">
            <text:p text:style-name="P130">To give label to the node</text:p>
          </table:table-cell>
        </table:table-row>
        <table:table-row table:style-name="TableLine2803786708528">
          <table:table-cell table:style-name="Table4.A2" office:value-type="string">
            <text:p text:style-name="P124">kubectl scale --replicas=5 rc -l company=thbs</text:p>
          </table:table-cell>
          <table:table-cell table:style-name="Table4.B2" office:value-type="string">
            <text:p text:style-name="P131">To scale-up/down the containers </text:p>
          </table:table-cell>
        </table:table-row>
        <table:table-row table:style-name="TableLine2803786702544">
          <table:table-cell table:style-name="Table4.A2" office:value-type="string">
            <text:p text:style-name="P119"/>
          </table:table-cell>
          <table:table-cell table:style-name="Table4.B2" office:value-type="string">
            <text:p text:style-name="P125"/>
          </table:table-cell>
        </table:table-row>
        <table:table-row table:style-name="TableLine2803786702272">
          <table:table-cell table:style-name="Table4.A2" office:value-type="string">
            <text:p text:style-name="P119"/>
          </table:table-cell>
          <table:table-cell table:style-name="Table4.B2" office:value-type="string">
            <text:p text:style-name="P125"/>
          </table:table-cell>
        </table:table-row>
        <table:table-row table:style-name="TableLine2803786709344">
          <table:table-cell table:style-name="Table4.A2" office:value-type="string">
            <text:p text:style-name="P119"/>
          </table:table-cell>
          <table:table-cell table:style-name="Table4.B2" office:value-type="string">
            <text:p text:style-name="P125"/>
          </table:table-cell>
        </table:table-row>
      </table:table>
      <text:p text:style-name="P24"/>
      <text:p text:style-name="P24"/>
      <text:p text:style-name="P25"/>
      <text:p text:style-name="P24"/>
      <text:p text:style-name="P53">Sample Manifest <text:span text:style-name="T61">file: (with object as Pod)</text:span></text:p>
      <text:p text:style-name="P53"/>
      <text:p text:style-name="P32">---</text:p>
      <text:p text:style-name="P33"><text:span text:style-name="T62">kind</text:span>: <text:span text:style-name="T68">Pod</text:span></text:p>
      <text:p text:style-name="P33"><text:span text:style-name="T62">apiVersion</text:span>: <text:span text:style-name="T68">v1</text:span></text:p>
      <text:p text:style-name="P33"><text:span text:style-name="T62">metadata</text:span>:</text:p>
      <text:p text:style-name="P38"> <text:span text:style-name="T63">name</text:span><text:span text:style-name="T51">: </text:span><text:span text:style-name="T69">test-pod</text:span></text:p>
      <text:p text:style-name="P39"><text:span text:style-name="T70"><text:s/></text:span><text:span text:style-name="T64">labels</text:span><text:span text:style-name="T54">:</text:span></text:p>
      <text:p text:style-name="P38">  <text:span text:style-name="T63">env</text:span><text:span text:style-name="T51">: </text:span><text:span text:style-name="T69">development</text:span></text:p>
      <text:p text:style-name="P38">  <text:span text:style-name="T63">name</text:span><text:span text:style-name="T51">: </text:span><text:span text:style-name="T69">test-pod</text:span></text:p>
      <text:p text:style-name="P38">  <text:span text:style-name="T63">class</text:span><text:span text:style-name="T51">: </text:span><text:span text:style-name="T69">kubernetes</text:span></text:p>
      <text:p text:style-name="P38">  <text:span text:style-name="T63">company</text:span><text:span text:style-name="T51">: </text:span><text:span text:style-name="T69">thbs</text:span></text:p>
      <text:p text:style-name="P38"> <text:span text:style-name="T63">annotations</text:span><text:span text:style-name="T51">:</text:span></text:p>
      <text:p text:style-name="P38">  <text:span text:style-name="T63">description</text:span><text:span text:style-name="T51">: </text:span><text:span text:style-name="T69">This is a pod file with variable $(MYNAME)</text:span></text:p>
      <text:p text:style-name="P33"><text:span text:style-name="T62">spec</text:span>:</text:p>
      <text:p text:style-name="P38"> <text:span text:style-name="T63">containers</text:span><text:span text:style-name="T51">:</text:span></text:p>
      <text:p text:style-name="P38">  <text:span text:style-name="T51">- </text:span><text:span text:style-name="T63">name</text:span><text:span text:style-name="T51">: </text:span><text:span text:style-name="T69">con1</text:span></text:p>
      <text:p text:style-name="P38">    <text:s/><text:span text:style-name="T63">image</text:span><text:span text:style-name="T51">: </text:span><text:span text:style-name="T69">ubuntu</text:span></text:p>
      <text:p text:style-name="P38">    <text:s/><text:span text:style-name="T63">command</text:span><text:span text:style-name="T51">: [</text:span><text:span text:style-name="T72">"/bin/bash"</text:span><text:span text:style-name="T51">, </text:span><text:span text:style-name="T72">"-c"</text:span><text:span text:style-name="T51">, </text:span><text:span text:style-name="T72">"while true; do echo hello!!!; sleep 5; done;"</text:span><text:span text:style-name="T51">]</text:span></text:p>
      <text:p text:style-name="P38">    <text:s/><text:span text:style-name="T63">env</text:span><text:span text:style-name="T51">: </text:span></text:p>
      <text:p text:style-name="P38">    <text:s text:c="2"/> <text:span text:style-name="T51">- </text:span><text:span text:style-name="T63">name</text:span><text:span text:style-name="T51">: </text:span><text:span text:style-name="T69">MYNAME</text:span></text:p>
      <text:p text:style-name="P38">        <text:s text:c="2"/><text:span text:style-name="T63">value</text:span><text:span text:style-name="T51">: </text:span><text:span text:style-name="T69">THBS</text:span></text:p>
      <text:p text:style-name="P38">  <text:s/><text:span text:style-name="T51">- </text:span><text:span text:style-name="T63">name</text:span><text:span text:style-name="T51">: </text:span><text:span text:style-name="T69">con2</text:span></text:p>
      <text:p text:style-name="P38">    <text:s text:c="2"/><text:span text:style-name="T63">image</text:span><text:span text:style-name="T51">: </text:span><text:span text:style-name="T69">ashwinih2611/thbs:ansible_image</text:span></text:p>
      <text:p text:style-name="P38">    <text:s text:c="2"/><text:span text:style-name="T63">command</text:span><text:span text:style-name="T51">: [</text:span><text:span text:style-name="T72">"/bin/bash"</text:span><text:span text:style-name="T51">, </text:span><text:span text:style-name="T72">"-c"</text:span><text:span text:style-name="T51">, </text:span><text:span text:style-name="T72">"while true; do echo hello!!!; sleep 5; done;"</text:span><text:span text:style-name="T51">]</text:span></text:p>
      <text:p text:style-name="P38"><text:span text:style-name="T51"><text:s text:c="6"/></text:span><text:span text:style-name="T65">ports</text:span><text:span text:style-name="T53">: </text:span></text:p>
      <text:p text:style-name="P35"><draw:frame text:anchor-type="paragraph" draw:z-index="1" draw:name="Shape2" draw:style-name="gr1" draw:text-style-name="P140" svg:width="7.391cm" svg:height="0.546cm" svg:x="10.497cm" svg:y="0.376cm"><draw:text-box><text:p><text:span text:style-name="T80">This pod is applied to the nodes with label company=thbs</text:span></text:p></draw:text-box></draw:frame>    <text:s text:c="3"/><text:span text:style-name="T62">containerPort</text:span>: <text:span text:style-name="T73">80</text:span></text:p>
      <text:p text:style-name="P37"><draw:line text:anchor-type="paragraph" draw:z-index="0" draw:name="Shape1" draw:style-name="gr2" draw:text-style-name="P141" svg:x1="2.718cm" svg:y1="0.208cm" svg:x2="10.192cm" svg:y2="0.224cm"><text:p/></draw:line><text:span text:style-name="T74"><text:s text:c="3"/></text:span><text:span text:style-name="T66">nodeSelector</text:span><text:span text:style-name="T76">:</text:span></text:p>
      <text:p text:style-name="P40"><text:span text:style-name="T77">  <text:s text:c="2"/></text:span><text:span text:style-name="T67">company</text:span><text:span text:style-name="T78">: </text:span><text:span text:style-name="T71">thbs</text:span><text:span text:style-name="T78">  </text:span><text:span text:style-name="T79">   </text:span></text:p>
      <text:p text:style-name="P34"/>
      <text:p text:style-name="P38">  <text:span text:style-name="T63">restartPolicy</text:span><text:span text:style-name="T51">: </text:span><text:span text:style-name="T69">Never</text:span><text:span text:style-name="T51"> </text:span></text:p>
      <text:p text:style-name="P38"> </text:p>
      <text:p text:style-name="P41"/>
      <text:p text:style-name="P42"/>
      <text:p text:style-name="P40"> </text:p>
      <text:p text:style-name="P41"/>
      <text:p text:style-name="P41"><text:soft-page-break/></text:p>
      <text:p text:style-name="P41"/>
      <text:p text:style-name="P41"/>
      <text:p text:style-name="P41"/>
      <text:p text:style-name="P54">Sample Manifest <text:span text:style-name="T61">file: (with object as ReplicationController)</text:span></text:p>
      <text:p text:style-name="P54"/>
      <text:p text:style-name="P55"/>
      <text:p text:style-name="P36">---</text:p>
      <text:p text:style-name="P33"><text:span text:style-name="T62">kind</text:span>: <text:span text:style-name="T68">ReplicationController</text:span></text:p>
      <text:p text:style-name="P33"><text:span text:style-name="T62">apiVersion</text:span>: <text:span text:style-name="T68">v1</text:span></text:p>
      <text:p text:style-name="P33"><text:span text:style-name="T62">metadata</text:span>:</text:p>
      <text:p text:style-name="P38"> <text:span text:style-name="T63">name</text:span><text:span text:style-name="T51">: </text:span><text:span text:style-name="T69">replica</text:span></text:p>
      <text:p text:style-name="P33"><text:span text:style-name="T62">spec</text:span>: </text:p>
      <text:p text:style-name="P38"> <text:span text:style-name="T63">replicas</text:span><text:span text:style-name="T51">: </text:span><text:span text:style-name="T75">2</text:span></text:p>
      <text:p text:style-name="P38"> <text:span text:style-name="T63">selector</text:span><text:span text:style-name="T51">:</text:span></text:p>
      <text:p text:style-name="P38">  <text:span text:style-name="T63">company</text:span><text:span text:style-name="T51">: </text:span><text:span text:style-name="T69">thbs</text:span></text:p>
      <text:p text:style-name="P38"> <text:span text:style-name="T63">template</text:span><text:span text:style-name="T51">:</text:span></text:p>
      <text:p text:style-name="P38">  <text:span text:style-name="T63">metadata</text:span><text:span text:style-name="T51">:</text:span></text:p>
      <text:p text:style-name="P38">   <text:span text:style-name="T63">name</text:span><text:span text:style-name="T51">: </text:span><text:span text:style-name="T69">test</text:span></text:p>
      <text:p text:style-name="P38">   <text:span text:style-name="T63">labels</text:span><text:span text:style-name="T51">: </text:span></text:p>
      <text:p text:style-name="P38">    <text:span text:style-name="T63">company</text:span><text:span text:style-name="T51">: </text:span><text:span text:style-name="T69">thbs</text:span></text:p>
      <text:p text:style-name="P38">  <text:span text:style-name="T63">spec</text:span><text:span text:style-name="T51">: </text:span></text:p>
      <text:p text:style-name="P38">   <text:span text:style-name="T63">containers</text:span><text:span text:style-name="T51">:</text:span></text:p>
      <text:p text:style-name="P38">    <text:span text:style-name="T51">- </text:span><text:span text:style-name="T63">name</text:span><text:span text:style-name="T51">: </text:span><text:span text:style-name="T69">con1</text:span></text:p>
      <text:p text:style-name="P38">      <text:span text:style-name="T63">image</text:span><text:span text:style-name="T51">: </text:span><text:span text:style-name="T69">ubuntu</text:span></text:p>
      <text:p text:style-name="P38">      <text:span text:style-name="T63">command</text:span><text:span text:style-name="T51">: [</text:span><text:span text:style-name="T72">"/bin/bash"</text:span><text:span text:style-name="T51">, </text:span><text:span text:style-name="T72">"-c"</text:span><text:span text:style-name="T51">, </text:span><text:span text:style-name="T72">"while true; do echo hello-world; sleep 5; done;"</text:span><text:span text:style-name="T51">]</text:span></text:p>
      <text:p text:style-name="P38">     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Roboto" svg:font-family="Roboto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09:55:01.389000000</meta:creation-date>
    <dc:date>2021-12-20T10:05:40.322000000</dc:date>
    <meta:editing-duration>PT10M39S</meta:editing-duration>
    <meta:editing-cycles>1</meta:editing-cycles>
    <meta:document-statistic meta:table-count="4" meta:image-count="0" meta:object-count="0" meta:page-count="9" meta:paragraph-count="393" meta:word-count="1736" meta:character-count="12022" meta:non-whitespace-character-count="10340"/>
    <meta:generator>LibreOffice/7.1.8.1$Windows_X86_64 LibreOffice_project/e1f30c802c3269a1d052614453f260e49458c82c</meta:generator>
  </office:meta>
</office:document-meta>
</file>